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 svg:font-family="OpenSans, Arial, sans-serif"/>
    <style:font-face style:name="arial" svg:font-family="arial, sans-serif-light, sans-serif"/>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970a6" officeooo:paragraph-rsid="000970a6"/>
    </style:style>
    <style:style style:name="P2" style:family="paragraph" style:parent-style-name="Standard">
      <style:paragraph-properties fo:text-align="start" style:justify-single-word="false"/>
      <style:text-properties officeooo:rsid="000970a6" officeooo:paragraph-rsid="000970a6"/>
    </style:style>
    <style:style style:name="P3" style:family="paragraph" style:parent-style-name="Standard">
      <style:paragraph-properties fo:text-align="start" style:justify-single-word="false"/>
      <style:text-properties officeooo:rsid="000970a6" officeooo:paragraph-rsid="0026afb3"/>
    </style:style>
    <style:style style:name="P4" style:family="paragraph" style:parent-style-name="Standard">
      <style:paragraph-properties fo:text-align="center" style:justify-single-word="false"/>
      <style:text-properties fo:font-weight="bold" officeooo:rsid="000970a6" officeooo:paragraph-rsid="000970a6" style:font-weight-asian="bold" style:font-weight-complex="bold"/>
    </style:style>
    <style:style style:name="P5" style:family="paragraph" style:parent-style-name="Standard">
      <style:paragraph-properties fo:text-align="start" style:justify-single-word="false"/>
      <style:text-properties fo:font-weight="bold" officeooo:rsid="000970a6" officeooo:paragraph-rsid="000970a6" style:font-weight-asian="bold" style:font-weight-complex="bold"/>
    </style:style>
    <style:style style:name="P6" style:family="paragraph" style:parent-style-name="Standard">
      <style:paragraph-properties fo:text-align="start" style:justify-single-word="false"/>
      <style:text-properties fo:font-weight="bold" officeooo:rsid="000970a6" officeooo:paragraph-rsid="007e4ea0" style:font-weight-asian="bold" style:font-weight-complex="bold"/>
    </style:style>
    <style:style style:name="P7" style:family="paragraph" style:parent-style-name="Standard">
      <style:paragraph-properties fo:text-align="start" style:justify-single-word="false"/>
      <style:text-properties fo:font-weight="bold" officeooo:rsid="000f58e5" officeooo:paragraph-rsid="000f58e5" style:font-weight-asian="bold" style:font-weight-complex="bold"/>
    </style:style>
    <style:style style:name="P8" style:family="paragraph" style:parent-style-name="Standard">
      <style:paragraph-properties fo:text-align="start" style:justify-single-word="false"/>
      <style:text-properties fo:font-weight="bold" officeooo:rsid="000f58e5" officeooo:paragraph-rsid="004f9dc5" style:font-weight-asian="bold" style:font-weight-complex="bold"/>
    </style:style>
    <style:style style:name="P9" style:family="paragraph" style:parent-style-name="Standard">
      <style:paragraph-properties fo:text-align="start" style:justify-single-word="false"/>
      <style:text-properties fo:font-weight="bold" officeooo:rsid="0010b2a5" officeooo:paragraph-rsid="00116921" style:font-weight-asian="bold" style:font-weight-complex="bold"/>
    </style:style>
    <style:style style:name="P10" style:family="paragraph" style:parent-style-name="Standard">
      <style:paragraph-properties fo:text-align="start" style:justify-single-word="false"/>
      <style:text-properties fo:font-weight="bold" officeooo:rsid="0010b2a5" officeooo:paragraph-rsid="005729db" style:font-weight-asian="bold" style:font-weight-complex="bold"/>
    </style:style>
    <style:style style:name="P11" style:family="paragraph" style:parent-style-name="Standard">
      <style:paragraph-properties fo:text-align="start" style:justify-single-word="false"/>
      <style:text-properties fo:font-weight="bold" officeooo:rsid="0010b2a5" officeooo:paragraph-rsid="0058d1c4" style:font-weight-asian="bold" style:font-weight-complex="bold"/>
    </style:style>
    <style:style style:name="P12" style:family="paragraph" style:parent-style-name="Standard">
      <style:paragraph-properties fo:text-align="start" style:justify-single-word="false"/>
      <style:text-properties fo:font-weight="bold" officeooo:rsid="0010b2a5" officeooo:paragraph-rsid="00761016" style:font-weight-asian="bold" style:font-weight-complex="bold"/>
    </style:style>
    <style:style style:name="P13" style:family="paragraph" style:parent-style-name="Standard">
      <style:paragraph-properties fo:text-align="start" style:justify-single-word="false"/>
      <style:text-properties fo:font-weight="bold" officeooo:rsid="0010b2a5" officeooo:paragraph-rsid="00815b37" style:font-weight-asian="bold" style:font-weight-complex="bold"/>
    </style:style>
    <style:style style:name="P14" style:family="paragraph" style:parent-style-name="Standard">
      <style:paragraph-properties fo:text-align="start" style:justify-single-word="false"/>
      <style:text-properties fo:font-weight="bold" officeooo:rsid="003d8bd5" officeooo:paragraph-rsid="003d8bd5" style:font-weight-asian="bold" style:font-weight-complex="bold"/>
    </style:style>
    <style:style style:name="P15" style:family="paragraph" style:parent-style-name="Standard">
      <style:paragraph-properties fo:text-align="start" style:justify-single-word="false"/>
      <style:text-properties fo:font-weight="bold" officeooo:rsid="004a2ab0" officeooo:paragraph-rsid="004a2ab0" style:font-weight-asian="bold" style:font-weight-complex="bold"/>
    </style:style>
    <style:style style:name="P16" style:family="paragraph" style:parent-style-name="Standard">
      <style:paragraph-properties fo:text-align="start" style:justify-single-word="false"/>
      <style:text-properties fo:font-weight="bold" officeooo:rsid="0056451d" officeooo:paragraph-rsid="0056451d" style:font-weight-asian="bold" style:font-weight-complex="bold"/>
    </style:style>
    <style:style style:name="P17" style:family="paragraph" style:parent-style-name="Standard">
      <style:paragraph-properties fo:text-align="start" style:justify-single-word="false"/>
      <style:text-properties fo:font-weight="bold" officeooo:rsid="0070c951" officeooo:paragraph-rsid="0070c951" style:font-weight-asian="bold" style:font-weight-complex="bold"/>
    </style:style>
    <style:style style:name="P18" style:family="paragraph" style:parent-style-name="Standard">
      <style:paragraph-properties fo:text-align="start" style:justify-single-word="false"/>
      <style:text-properties fo:font-weight="bold" officeooo:rsid="00770c70" officeooo:paragraph-rsid="00770c70" style:font-weight-asian="bold" style:font-weight-complex="bold"/>
    </style:style>
    <style:style style:name="P19" style:family="paragraph" style:parent-style-name="Standard">
      <style:paragraph-properties fo:text-align="start" style:justify-single-word="false"/>
      <style:text-properties officeooo:rsid="000e3746" officeooo:paragraph-rsid="00425372"/>
    </style:style>
    <style:style style:name="P20" style:family="paragraph" style:parent-style-name="Standard">
      <style:paragraph-properties fo:text-align="start" style:justify-single-word="false"/>
      <style:text-properties officeooo:rsid="0010332f" officeooo:paragraph-rsid="0010332f"/>
    </style:style>
    <style:style style:name="P21" style:family="paragraph" style:parent-style-name="Standard">
      <style:paragraph-properties fo:text-align="start" style:justify-single-word="false"/>
      <style:text-properties officeooo:rsid="0010332f" officeooo:paragraph-rsid="0023b408"/>
    </style:style>
    <style:style style:name="P22" style:family="paragraph" style:parent-style-name="Standard">
      <style:paragraph-properties fo:text-align="start" style:justify-single-word="false"/>
      <style:text-properties officeooo:rsid="0010332f" officeooo:paragraph-rsid="002592d0"/>
    </style:style>
    <style:style style:name="P23" style:family="paragraph" style:parent-style-name="Standard">
      <style:paragraph-properties fo:text-align="start" style:justify-single-word="false"/>
      <style:text-properties officeooo:rsid="0010332f" officeooo:paragraph-rsid="002d04f3"/>
    </style:style>
    <style:style style:name="P24" style:family="paragraph" style:parent-style-name="Standard">
      <style:paragraph-properties fo:text-align="start" style:justify-single-word="false"/>
      <style:text-properties officeooo:rsid="0010332f" officeooo:paragraph-rsid="0037759b"/>
    </style:style>
    <style:style style:name="P25" style:family="paragraph" style:parent-style-name="Standard">
      <style:paragraph-properties fo:text-align="start" style:justify-single-word="false"/>
      <style:text-properties officeooo:rsid="0010332f" officeooo:paragraph-rsid="004f9dc5"/>
    </style:style>
    <style:style style:name="P26" style:family="paragraph" style:parent-style-name="Standard">
      <style:paragraph-properties fo:text-align="start" style:justify-single-word="false"/>
      <style:text-properties officeooo:rsid="0010332f" officeooo:paragraph-rsid="005c1018"/>
    </style:style>
    <style:style style:name="P27" style:family="paragraph" style:parent-style-name="Standard">
      <style:paragraph-properties fo:text-align="start" style:justify-single-word="false"/>
      <style:text-properties officeooo:rsid="0010332f" officeooo:paragraph-rsid="005ca149"/>
    </style:style>
    <style:style style:name="P28" style:family="paragraph" style:parent-style-name="Standard">
      <style:paragraph-properties fo:text-align="start" style:justify-single-word="false"/>
      <style:text-properties officeooo:rsid="0010332f" officeooo:paragraph-rsid="005e995c"/>
    </style:style>
    <style:style style:name="P29" style:family="paragraph" style:parent-style-name="Standard">
      <style:paragraph-properties fo:text-align="start" style:justify-single-word="false"/>
      <style:text-properties officeooo:rsid="0010332f" officeooo:paragraph-rsid="00608e3c"/>
    </style:style>
    <style:style style:name="P30" style:family="paragraph" style:parent-style-name="Standard">
      <style:paragraph-properties fo:text-align="start" style:justify-single-word="false"/>
      <style:text-properties officeooo:rsid="0010332f" officeooo:paragraph-rsid="00620b0f"/>
    </style:style>
    <style:style style:name="P31" style:family="paragraph" style:parent-style-name="Standard">
      <style:paragraph-properties fo:text-align="start" style:justify-single-word="false"/>
      <style:text-properties officeooo:rsid="0010332f" officeooo:paragraph-rsid="00670f72"/>
    </style:style>
    <style:style style:name="P32" style:family="paragraph" style:parent-style-name="Standard">
      <style:paragraph-properties fo:text-align="start" style:justify-single-word="false"/>
      <style:text-properties officeooo:rsid="0010332f" officeooo:paragraph-rsid="00684901"/>
    </style:style>
    <style:style style:name="P33" style:family="paragraph" style:parent-style-name="Standard">
      <style:paragraph-properties fo:text-align="start" style:justify-single-word="false"/>
      <style:text-properties officeooo:rsid="0010332f" officeooo:paragraph-rsid="007184e6"/>
    </style:style>
    <style:style style:name="P34" style:family="paragraph" style:parent-style-name="Standard">
      <style:paragraph-properties fo:text-align="start" style:justify-single-word="false"/>
      <style:text-properties officeooo:rsid="0010332f" officeooo:paragraph-rsid="00728caf"/>
    </style:style>
    <style:style style:name="P35" style:family="paragraph" style:parent-style-name="Standard">
      <style:paragraph-properties fo:text-align="start" style:justify-single-word="false"/>
      <style:text-properties officeooo:rsid="0010332f" officeooo:paragraph-rsid="00749c64"/>
    </style:style>
    <style:style style:name="P36" style:family="paragraph" style:parent-style-name="Standard">
      <style:paragraph-properties fo:text-align="start" style:justify-single-word="false"/>
      <style:text-properties officeooo:rsid="0010332f" officeooo:paragraph-rsid="00815b37"/>
    </style:style>
    <style:style style:name="P37" style:family="paragraph" style:parent-style-name="Standard">
      <style:paragraph-properties fo:text-align="start" style:justify-single-word="false"/>
      <style:text-properties fo:font-weight="normal" officeooo:rsid="0010b2a5" officeooo:paragraph-rsid="0010b2a5" style:font-weight-asian="normal" style:font-weight-complex="normal"/>
    </style:style>
    <style:style style:name="P38" style:family="paragraph" style:parent-style-name="Standard">
      <style:paragraph-properties fo:text-align="start" style:justify-single-word="false"/>
      <style:text-properties fo:font-weight="normal" officeooo:rsid="00312204" officeooo:paragraph-rsid="0031b024" style:font-weight-asian="normal" style:font-weight-complex="normal"/>
    </style:style>
    <style:style style:name="P39" style:family="paragraph" style:parent-style-name="Standard">
      <style:paragraph-properties fo:text-align="start" style:justify-single-word="false"/>
      <style:text-properties fo:font-weight="normal" officeooo:rsid="0031b024" officeooo:paragraph-rsid="003333e7" style:font-weight-asian="normal" style:font-weight-complex="normal"/>
    </style:style>
    <style:style style:name="P40" style:family="paragraph" style:parent-style-name="Standard">
      <style:paragraph-properties fo:text-align="start" style:justify-single-word="false"/>
      <style:text-properties fo:font-weight="normal" officeooo:rsid="001443f2" officeooo:paragraph-rsid="00116921" style:font-weight-asian="normal" style:font-weight-complex="normal"/>
    </style:style>
    <style:style style:name="P41" style:family="paragraph" style:parent-style-name="Standard">
      <style:paragraph-properties fo:text-align="start" style:justify-single-word="false"/>
      <style:text-properties fo:font-weight="normal" officeooo:rsid="000970a6" officeooo:paragraph-rsid="004f9dc5" style:font-weight-asian="normal" style:font-weight-complex="normal"/>
    </style:style>
    <style:style style:name="P42" style:family="paragraph" style:parent-style-name="Standard">
      <style:paragraph-properties fo:text-align="start" style:justify-single-word="false"/>
      <style:text-properties fo:font-weight="normal" officeooo:rsid="005c1018" officeooo:paragraph-rsid="00670f72" style:font-weight-asian="normal" style:font-weight-complex="normal"/>
    </style:style>
    <style:style style:name="P43" style:family="paragraph" style:parent-style-name="Standard">
      <style:paragraph-properties fo:text-align="start" style:justify-single-word="false"/>
      <style:text-properties fo:font-weight="normal" officeooo:rsid="005c1018" officeooo:paragraph-rsid="005c1018" style:font-weight-asian="normal" style:font-weight-complex="normal"/>
    </style:style>
    <style:style style:name="P44" style:family="paragraph" style:parent-style-name="Standard">
      <style:paragraph-properties fo:text-align="start" style:justify-single-word="false"/>
      <style:text-properties fo:font-weight="normal" officeooo:rsid="005542fe" officeooo:paragraph-rsid="005c1018" style:font-weight-asian="normal" style:font-weight-complex="normal"/>
    </style:style>
    <style:style style:name="P45" style:family="paragraph" style:parent-style-name="Standard">
      <style:paragraph-properties fo:text-align="start" style:justify-single-word="false"/>
      <style:text-properties fo:font-weight="normal" officeooo:rsid="0065ebe9" officeooo:paragraph-rsid="0065ebe9" style:font-weight-asian="normal" style:font-weight-complex="normal"/>
    </style:style>
    <style:style style:name="P46" style:family="paragraph" style:parent-style-name="Standard">
      <style:paragraph-properties fo:text-align="start" style:justify-single-word="false"/>
      <style:text-properties fo:font-weight="normal" officeooo:rsid="00761016" officeooo:paragraph-rsid="00761016" style:font-weight-asian="normal" style:font-weight-complex="normal"/>
    </style:style>
    <style:style style:name="P47" style:family="paragraph" style:parent-style-name="Standard">
      <style:paragraph-properties fo:text-align="start" style:justify-single-word="false"/>
      <style:text-properties fo:font-weight="normal" officeooo:rsid="00815b37" officeooo:paragraph-rsid="00815b37" style:font-weight-asian="normal" style:font-weight-complex="normal"/>
    </style:style>
    <style:style style:name="P48" style:family="paragraph" style:parent-style-name="Standard">
      <style:paragraph-properties fo:text-align="start" style:justify-single-word="false"/>
      <style:text-properties fo:font-weight="normal" officeooo:rsid="00539530" officeooo:paragraph-rsid="00539530" style:font-weight-asian="normal" style:font-weight-complex="normal"/>
    </style:style>
    <style:style style:name="P49" style:family="paragraph" style:parent-style-name="Standard">
      <style:paragraph-properties fo:text-align="start" style:justify-single-word="false"/>
      <style:text-properties officeooo:rsid="002592d0" officeooo:paragraph-rsid="002592d0"/>
    </style:style>
    <style:style style:name="P50" style:family="paragraph" style:parent-style-name="Standard">
      <style:paragraph-properties fo:text-align="start" style:justify-single-word="false"/>
      <style:text-properties officeooo:rsid="002592d0" officeooo:paragraph-rsid="0026afb3"/>
    </style:style>
    <style:style style:name="P51" style:family="paragraph" style:parent-style-name="Standard">
      <style:paragraph-properties fo:text-align="start" style:justify-single-word="false"/>
      <style:text-properties officeooo:rsid="0026afb3" officeooo:paragraph-rsid="0026afb3"/>
    </style:style>
    <style:style style:name="P52" style:family="paragraph" style:parent-style-name="Standard">
      <style:paragraph-properties fo:text-align="start" style:justify-single-word="false"/>
      <style:text-properties officeooo:rsid="0026afb3" officeooo:paragraph-rsid="002af03d"/>
    </style:style>
    <style:style style:name="P53" style:family="paragraph" style:parent-style-name="Standard">
      <style:paragraph-properties fo:text-align="start" style:justify-single-word="false"/>
      <style:text-properties officeooo:rsid="0026afb3" officeooo:paragraph-rsid="002becee"/>
    </style:style>
    <style:style style:name="P54" style:family="paragraph" style:parent-style-name="Standard">
      <style:paragraph-properties fo:text-align="start" style:justify-single-word="false"/>
      <style:text-properties officeooo:rsid="0026afb3" officeooo:paragraph-rsid="003bc282"/>
    </style:style>
    <style:style style:name="P55" style:family="paragraph" style:parent-style-name="Standard">
      <style:paragraph-properties fo:text-align="start" style:justify-single-word="false"/>
      <style:text-properties officeooo:rsid="002e5ec1" officeooo:paragraph-rsid="002e5ec1"/>
    </style:style>
    <style:style style:name="P56" style:family="paragraph" style:parent-style-name="Standard">
      <style:paragraph-properties fo:text-align="start" style:justify-single-word="false"/>
      <style:text-properties officeooo:rsid="002e5ec1" officeooo:paragraph-rsid="005c1018"/>
    </style:style>
    <style:style style:name="P57" style:family="paragraph" style:parent-style-name="Standard">
      <style:paragraph-properties fo:text-align="start" style:justify-single-word="false"/>
      <style:text-properties officeooo:rsid="002e5ec1" officeooo:paragraph-rsid="006a2777"/>
    </style:style>
    <style:style style:name="P58" style:family="paragraph" style:parent-style-name="Standard">
      <style:paragraph-properties fo:text-align="start" style:justify-single-word="false"/>
      <style:text-properties officeooo:rsid="002e5ec1" officeooo:paragraph-rsid="00749c64"/>
    </style:style>
    <style:style style:name="P59" style:family="paragraph" style:parent-style-name="Standard">
      <style:paragraph-properties fo:text-align="start" style:justify-single-word="false"/>
      <style:text-properties officeooo:rsid="003bc282" officeooo:paragraph-rsid="003bc282"/>
    </style:style>
    <style:style style:name="P60" style:family="paragraph" style:parent-style-name="Standard">
      <style:paragraph-properties fo:text-align="start" style:justify-single-word="false"/>
      <style:text-properties officeooo:rsid="003d067e" officeooo:paragraph-rsid="003d067e"/>
    </style:style>
    <style:style style:name="P61" style:family="paragraph" style:parent-style-name="Standard">
      <style:paragraph-properties fo:text-align="start" style:justify-single-word="false"/>
      <style:text-properties officeooo:rsid="002af03d" officeooo:paragraph-rsid="002fd172"/>
    </style:style>
    <style:style style:name="P62" style:family="paragraph" style:parent-style-name="Standard">
      <style:paragraph-properties fo:text-align="start" style:justify-single-word="false"/>
      <style:text-properties officeooo:rsid="000a4991" officeooo:paragraph-rsid="004ad1f7"/>
    </style:style>
    <style:style style:name="P63" style:family="paragraph" style:parent-style-name="Standard">
      <style:paragraph-properties fo:text-align="start" style:justify-single-word="false"/>
      <style:text-properties officeooo:rsid="000f58e5" officeooo:paragraph-rsid="00784aaa"/>
    </style:style>
    <style:style style:name="P64" style:family="paragraph" style:parent-style-name="Standard">
      <style:paragraph-properties fo:text-align="start" style:justify-single-word="false"/>
      <style:text-properties officeooo:rsid="00513129" officeooo:paragraph-rsid="00513129"/>
    </style:style>
    <style:style style:name="P65" style:family="paragraph" style:parent-style-name="Standard">
      <style:paragraph-properties fo:text-align="start" style:justify-single-word="false"/>
      <style:text-properties officeooo:rsid="00513129" officeooo:paragraph-rsid="0079f26e"/>
    </style:style>
    <style:style style:name="P66" style:family="paragraph" style:parent-style-name="Standard">
      <style:paragraph-properties fo:text-align="start" style:justify-single-word="false"/>
      <style:text-properties officeooo:rsid="005542fe" officeooo:paragraph-rsid="00226549"/>
    </style:style>
    <style:style style:name="P67" style:family="paragraph" style:parent-style-name="Standard">
      <style:paragraph-properties fo:text-align="start" style:justify-single-word="false"/>
      <style:text-properties officeooo:rsid="005542fe" officeooo:paragraph-rsid="005ca149"/>
    </style:style>
    <style:style style:name="P68" style:family="paragraph" style:parent-style-name="Standard">
      <style:paragraph-properties fo:text-align="start" style:justify-single-word="false"/>
      <style:text-properties officeooo:rsid="005ab26a" officeooo:paragraph-rsid="005ab26a"/>
    </style:style>
    <style:style style:name="P69" style:family="paragraph" style:parent-style-name="Standard">
      <style:paragraph-properties fo:text-align="start" style:justify-single-word="false"/>
      <style:text-properties officeooo:rsid="005c1018" officeooo:paragraph-rsid="005c1018"/>
    </style:style>
    <style:style style:name="P70" style:family="paragraph" style:parent-style-name="Standard">
      <style:paragraph-properties fo:text-align="start" style:justify-single-word="false"/>
      <style:text-properties officeooo:rsid="00608e3c" officeooo:paragraph-rsid="00608e3c"/>
    </style:style>
    <style:style style:name="P71" style:family="paragraph" style:parent-style-name="Standard">
      <style:paragraph-properties fo:text-align="start" style:justify-single-word="false"/>
      <style:text-properties officeooo:rsid="00620b0f" officeooo:paragraph-rsid="00620b0f"/>
    </style:style>
    <style:style style:name="P72" style:family="paragraph" style:parent-style-name="Standard">
      <style:paragraph-properties fo:text-align="start" style:justify-single-word="false"/>
      <style:text-properties officeooo:rsid="00620b0f" officeooo:paragraph-rsid="0064cb62"/>
    </style:style>
    <style:style style:name="P73" style:family="paragraph" style:parent-style-name="Standard">
      <style:paragraph-properties fo:text-align="start" style:justify-single-word="false"/>
      <style:text-properties officeooo:rsid="0065ebe9" officeooo:paragraph-rsid="0065ebe9"/>
    </style:style>
    <style:style style:name="P74" style:family="paragraph" style:parent-style-name="Standard">
      <style:paragraph-properties fo:text-align="start" style:justify-single-word="false"/>
      <style:text-properties officeooo:rsid="0065ebe9" officeooo:paragraph-rsid="00684901"/>
    </style:style>
    <style:style style:name="P75" style:family="paragraph" style:parent-style-name="Standard">
      <style:paragraph-properties fo:text-align="start" style:justify-single-word="false"/>
      <style:text-properties officeooo:rsid="00670f72" officeooo:paragraph-rsid="00670f72"/>
    </style:style>
    <style:style style:name="P76" style:family="paragraph" style:parent-style-name="Standard">
      <style:paragraph-properties fo:text-align="start" style:justify-single-word="false"/>
      <style:text-properties officeooo:rsid="00684901" officeooo:paragraph-rsid="00684901"/>
    </style:style>
    <style:style style:name="P77" style:family="paragraph" style:parent-style-name="Standard">
      <style:paragraph-properties fo:text-align="start" style:justify-single-word="false"/>
      <style:text-properties officeooo:rsid="007e4ea0" officeooo:paragraph-rsid="007e4ea0"/>
    </style:style>
    <style:style style:name="P78" style:family="paragraph" style:parent-style-name="Standard">
      <style:paragraph-properties fo:text-align="start" style:justify-single-word="false"/>
      <style:text-properties officeooo:rsid="007e4ea0" officeooo:paragraph-rsid="007efd42"/>
    </style:style>
    <style:style style:name="P79" style:family="paragraph" style:parent-style-name="Standard">
      <style:paragraph-properties fo:text-align="start" style:justify-single-word="false"/>
      <style:text-properties officeooo:rsid="007efd42" officeooo:paragraph-rsid="007efd42"/>
    </style:style>
    <style:style style:name="P80" style:family="paragraph" style:parent-style-name="Standard">
      <style:paragraph-properties fo:text-align="start" style:justify-single-word="false"/>
      <style:text-properties style:text-underline-style="solid" style:text-underline-width="auto" style:text-underline-color="font-color" fo:font-weight="normal" officeooo:rsid="005ab26a" officeooo:paragraph-rsid="005ab26a" style:font-weight-asian="normal" style:font-weight-complex="normal"/>
    </style:style>
    <style:style style:name="P81" style:family="paragraph" style:parent-style-name="Standard">
      <style:paragraph-properties fo:text-align="start" style:justify-single-word="false"/>
      <style:text-properties style:text-underline-style="solid" style:text-underline-width="auto" style:text-underline-color="font-color" officeooo:rsid="005542fe" officeooo:paragraph-rsid="005c1018"/>
    </style:style>
    <style:style style:name="P82" style:family="paragraph" style:parent-style-name="Standard">
      <style:paragraph-properties fo:text-align="start" style:justify-single-word="false"/>
      <style:text-properties officeooo:rsid="0081f86a" officeooo:paragraph-rsid="0081f86a"/>
    </style:style>
    <style:style style:name="P83" style:family="paragraph" style:parent-style-name="Standard">
      <style:paragraph-properties fo:text-align="start" style:justify-single-word="false"/>
      <style:text-properties officeooo:rsid="0089c6d4" officeooo:paragraph-rsid="0089c6d4"/>
    </style:style>
    <style:style style:name="P84" style:family="paragraph" style:parent-style-name="Standard">
      <style:paragraph-properties fo:text-align="start" style:justify-single-word="false"/>
      <style:text-properties officeooo:rsid="005ca149" officeooo:paragraph-rsid="00728caf"/>
    </style:style>
    <style:style style:name="P85" style:family="paragraph" style:parent-style-name="Standard">
      <style:paragraph-properties fo:text-align="start" style:justify-single-word="false"/>
      <style:text-properties officeooo:rsid="005ca149" officeooo:paragraph-rsid="00620b0f"/>
    </style:style>
    <style:style style:name="P86" style:family="paragraph" style:parent-style-name="Standard">
      <style:paragraph-properties fo:text-align="start" style:justify-single-word="false"/>
      <style:text-properties officeooo:rsid="005e995c" officeooo:paragraph-rsid="00608e3c"/>
    </style:style>
    <style:style style:name="P87" style:family="paragraph" style:parent-style-name="Standard">
      <style:paragraph-properties fo:text-align="start" style:justify-single-word="false"/>
      <style:text-properties officeooo:rsid="00618a11" officeooo:paragraph-rsid="00670f72"/>
    </style:style>
    <style:style style:name="P88" style:family="paragraph" style:parent-style-name="Standard">
      <style:paragraph-properties fo:text-align="start" style:justify-single-word="false"/>
      <style:text-properties officeooo:rsid="0064cb62" officeooo:paragraph-rsid="0064cb62"/>
    </style:style>
    <style:style style:name="P89" style:family="paragraph" style:parent-style-name="Standard">
      <style:paragraph-properties fo:text-align="start" style:justify-single-word="false"/>
      <style:text-properties officeooo:rsid="006d6d63" officeooo:paragraph-rsid="006d6d63"/>
    </style:style>
    <style:style style:name="P90" style:family="paragraph" style:parent-style-name="Standard">
      <style:paragraph-properties fo:text-align="start" style:justify-single-word="false"/>
      <style:text-properties officeooo:rsid="0010332f" officeooo:paragraph-rsid="0091047a"/>
    </style:style>
    <style:style style:name="P91" style:family="paragraph" style:parent-style-name="Standard">
      <style:paragraph-properties fo:text-align="start" style:justify-single-word="false"/>
      <style:text-properties officeooo:rsid="00749c64" officeooo:paragraph-rsid="00749c64"/>
    </style:style>
    <style:style style:name="P92" style:family="paragraph" style:parent-style-name="Standard">
      <style:paragraph-properties fo:text-align="start" style:justify-single-word="false"/>
      <style:text-properties officeooo:rsid="002e5ec1" officeooo:paragraph-rsid="00749c64"/>
    </style:style>
    <style:style style:name="P93" style:family="paragraph" style:parent-style-name="Standard">
      <style:paragraph-properties fo:text-align="start" style:justify-single-word="false"/>
      <style:text-properties officeooo:rsid="002e5ec1" officeooo:paragraph-rsid="00930aca"/>
    </style:style>
    <style:style style:name="P94" style:family="paragraph" style:parent-style-name="Standard">
      <style:paragraph-properties fo:text-align="start" style:justify-single-word="false"/>
      <style:text-properties fo:font-weight="normal" officeooo:rsid="0087c971" officeooo:paragraph-rsid="0087c971" style:font-weight-asian="normal" style:font-weight-complex="normal"/>
    </style:style>
    <style:style style:name="P95" style:family="paragraph" style:parent-style-name="Standard">
      <style:paragraph-properties fo:text-align="start" style:justify-single-word="false"/>
      <style:text-properties fo:font-weight="normal" officeooo:rsid="0097dc3f" officeooo:paragraph-rsid="0097dc3f" style:font-weight-asian="normal" style:font-weight-complex="normal"/>
    </style:style>
    <style:style style:name="P96" style:family="paragraph" style:parent-style-name="Standard">
      <style:paragraph-properties fo:text-align="start" style:justify-single-word="false"/>
      <style:text-properties fo:font-weight="normal" officeooo:rsid="0097dc3f" officeooo:paragraph-rsid="0098af49" style:font-weight-asian="normal" style:font-weight-complex="normal"/>
    </style:style>
    <style:style style:name="P97" style:family="paragraph" style:parent-style-name="Standard">
      <style:paragraph-properties fo:text-align="start" style:justify-single-word="false"/>
      <style:text-properties fo:font-weight="normal" officeooo:rsid="005542fe" officeooo:paragraph-rsid="005c1018" style:font-weight-asian="normal" style:font-weight-complex="normal"/>
    </style:style>
    <style:style style:name="P98" style:family="paragraph" style:parent-style-name="Standard">
      <style:paragraph-properties fo:text-align="start" style:justify-single-word="false"/>
      <style:text-properties fo:font-weight="normal" officeooo:rsid="009a8033" officeooo:paragraph-rsid="009a8033" style:font-weight-asian="normal" style:font-weight-complex="normal"/>
    </style:style>
    <style:style style:name="P99" style:family="paragraph" style:parent-style-name="Standard">
      <style:paragraph-properties fo:text-align="start" style:justify-single-word="false"/>
      <style:text-properties fo:font-weight="normal" officeooo:rsid="009be59b" officeooo:paragraph-rsid="009be59b" style:font-weight-asian="normal" style:font-weight-complex="normal"/>
    </style:style>
    <style:style style:name="P100" style:family="paragraph" style:parent-style-name="Standard">
      <style:paragraph-properties fo:text-align="start" style:justify-single-word="false"/>
      <style:text-properties fo:font-weight="bold" officeooo:rsid="00833b18" officeooo:paragraph-rsid="0096b281" style:font-weight-asian="bold" style:font-weight-complex="bold"/>
    </style:style>
    <style:style style:name="P101" style:family="paragraph" style:parent-style-name="Standard">
      <style:paragraph-properties fo:text-align="start" style:justify-single-word="false"/>
      <style:text-properties fo:font-weight="bold" officeooo:rsid="0085eb2d" officeooo:paragraph-rsid="0096b281" style:font-weight-asian="bold" style:font-weight-complex="bold"/>
    </style:style>
    <style:style style:name="T1" style:family="text">
      <style:text-properties officeooo:rsid="000bcd0d"/>
    </style:style>
    <style:style style:name="T2" style:family="text">
      <style:text-properties fo:font-weight="normal" style:font-weight-asian="normal" style:font-weight-complex="normal"/>
    </style:style>
    <style:style style:name="T3" style:family="text">
      <style:text-properties fo:font-weight="normal" officeooo:rsid="000fc128" style:font-weight-asian="normal" style:font-weight-complex="normal"/>
    </style:style>
    <style:style style:name="T4" style:family="text">
      <style:text-properties fo:font-weight="normal" officeooo:rsid="001443f2" style:font-weight-asian="normal" style:font-weight-complex="normal"/>
    </style:style>
    <style:style style:name="T5" style:family="text">
      <style:text-properties fo:font-weight="normal" officeooo:rsid="00221679" style:font-weight-asian="normal" style:font-weight-complex="normal"/>
    </style:style>
    <style:style style:name="T6" style:family="text">
      <style:text-properties fo:font-weight="normal" officeooo:rsid="0037759b" style:font-weight-asian="normal" style:font-weight-complex="normal"/>
    </style:style>
    <style:style style:name="T7" style:family="text">
      <style:text-properties fo:font-weight="normal" officeooo:rsid="003e8659" style:font-weight-asian="normal" style:font-weight-complex="normal"/>
    </style:style>
    <style:style style:name="T8" style:family="text">
      <style:text-properties fo:font-weight="normal" officeooo:rsid="00443aaf" style:font-weight-asian="normal" style:font-weight-complex="normal"/>
    </style:style>
    <style:style style:name="T9" style:family="text">
      <style:text-properties fo:font-weight="normal" officeooo:rsid="00473a56" style:font-weight-asian="normal" style:font-weight-complex="normal"/>
    </style:style>
    <style:style style:name="T10" style:family="text">
      <style:text-properties fo:font-weight="normal" officeooo:rsid="004b22f7" style:font-weight-asian="normal" style:font-weight-complex="normal"/>
    </style:style>
    <style:style style:name="T11" style:family="text">
      <style:text-properties fo:font-weight="normal" officeooo:rsid="00116921" style:font-weight-asian="normal" style:font-weight-complex="normal"/>
    </style:style>
    <style:style style:name="T12" style:family="text">
      <style:text-properties fo:font-weight="normal" officeooo:rsid="00159506" style:font-weight-asian="normal" style:font-weight-complex="normal"/>
    </style:style>
    <style:style style:name="T13" style:family="text">
      <style:text-properties fo:font-weight="normal" officeooo:rsid="00198b90" style:font-weight-asian="normal" style:font-weight-complex="normal"/>
    </style:style>
    <style:style style:name="T14" style:family="text">
      <style:text-properties fo:font-weight="normal" officeooo:rsid="001b7b4b" style:font-weight-asian="normal" style:font-weight-complex="normal"/>
    </style:style>
    <style:style style:name="T15" style:family="text">
      <style:text-properties fo:font-weight="normal" officeooo:rsid="0056451d" style:font-weight-asian="normal" style:font-weight-complex="normal"/>
    </style:style>
    <style:style style:name="T16" style:family="text">
      <style:text-properties fo:font-weight="normal" officeooo:rsid="005729db" style:font-weight-asian="normal" style:font-weight-complex="normal"/>
    </style:style>
    <style:style style:name="T17" style:family="text">
      <style:text-properties fo:font-weight="normal" officeooo:rsid="003a0cd6" style:font-weight-asian="normal" style:font-weight-complex="normal"/>
    </style:style>
    <style:style style:name="T18" style:family="text">
      <style:text-properties fo:font-weight="normal" officeooo:rsid="0070debb" style:font-weight-asian="normal" style:font-weight-complex="normal"/>
    </style:style>
    <style:style style:name="T19" style:family="text">
      <style:text-properties fo:font-weight="normal" officeooo:rsid="0070c951" style:font-weight-asian="normal" style:font-weight-complex="normal"/>
    </style:style>
    <style:style style:name="T20" style:family="text">
      <style:text-properties fo:font-weight="normal" officeooo:rsid="007184e6" style:font-weight-asian="normal" style:font-weight-complex="normal"/>
    </style:style>
    <style:style style:name="T21" style:family="text">
      <style:text-properties fo:font-weight="normal" officeooo:rsid="00761016" style:font-weight-asian="normal" style:font-weight-complex="normal"/>
    </style:style>
    <style:style style:name="T22" style:family="text">
      <style:text-properties fo:font-weight="normal" officeooo:rsid="00784aaa" style:font-weight-asian="normal" style:font-weight-complex="normal"/>
    </style:style>
    <style:style style:name="T23" style:family="text">
      <style:text-properties fo:font-weight="normal" officeooo:rsid="00838f89" style:font-weight-asian="normal" style:font-weight-complex="normal"/>
    </style:style>
    <style:style style:name="T24" style:family="text">
      <style:text-properties fo:font-weight="normal" officeooo:rsid="008407b8" style:font-weight-asian="normal" style:font-weight-complex="normal"/>
    </style:style>
    <style:style style:name="T25" style:family="text">
      <style:text-properties fo:font-weight="normal" officeooo:rsid="0089c6d4" style:font-weight-asian="normal" style:font-weight-complex="normal"/>
    </style:style>
    <style:style style:name="T26" style:family="text">
      <style:text-properties fo:font-weight="normal" officeooo:rsid="008b52e6" style:font-weight-asian="normal" style:font-weight-complex="normal"/>
    </style:style>
    <style:style style:name="T27" style:family="text">
      <style:text-properties fo:font-weight="normal" officeooo:rsid="008ca3eb" style:font-weight-asian="normal" style:font-weight-complex="normal"/>
    </style:style>
    <style:style style:name="T28" style:family="text">
      <style:text-properties fo:font-weight="normal" officeooo:rsid="00952adc" style:font-weight-asian="normal" style:font-weight-complex="normal"/>
    </style:style>
    <style:style style:name="T29" style:family="text">
      <style:text-properties fo:font-weight="normal" officeooo:rsid="0096b281" style:font-weight-asian="normal" style:font-weight-complex="normal"/>
    </style:style>
    <style:style style:name="T30" style:family="text">
      <style:text-properties officeooo:rsid="0010332f"/>
    </style:style>
    <style:style style:name="T31" style:family="text">
      <style:text-properties officeooo:rsid="001443f2"/>
    </style:style>
    <style:style style:name="T32" style:family="text">
      <style:text-properties fo:font-variant="normal" fo:text-transform="none" fo:color="#333333" style:font-name="OpenSans" fo:font-size="10.5pt" fo:letter-spacing="normal" fo:font-style="normal" fo:font-weight="normal" officeooo:rsid="001443f2" style:font-weight-asian="normal" style:font-weight-complex="normal"/>
    </style:style>
    <style:style style:name="T33" style:family="text">
      <style:text-properties officeooo:rsid="00221679"/>
    </style:style>
    <style:style style:name="T34" style:family="text">
      <style:text-properties officeooo:rsid="00226549"/>
    </style:style>
    <style:style style:name="T35" style:family="text">
      <style:text-properties officeooo:rsid="0023b408"/>
    </style:style>
    <style:style style:name="T36" style:family="text">
      <style:text-properties officeooo:rsid="002592d0"/>
    </style:style>
    <style:style style:name="T37" style:family="text">
      <style:text-properties officeooo:rsid="0026afb3"/>
    </style:style>
    <style:style style:name="T38" style:family="text">
      <style:text-properties officeooo:rsid="00276440"/>
    </style:style>
    <style:style style:name="T39" style:family="text">
      <style:text-properties officeooo:rsid="002af03d"/>
    </style:style>
    <style:style style:name="T40" style:family="text">
      <style:text-properties officeooo:rsid="002becee"/>
    </style:style>
    <style:style style:name="T41" style:family="text">
      <style:text-properties officeooo:rsid="0031b024"/>
    </style:style>
    <style:style style:name="T42" style:family="text">
      <style:text-properties officeooo:rsid="003333e7"/>
    </style:style>
    <style:style style:name="T43" style:family="text">
      <style:text-properties officeooo:rsid="0036cf69"/>
    </style:style>
    <style:style style:name="T44" style:family="text">
      <style:text-properties officeooo:rsid="003a0cd6"/>
    </style:style>
    <style:style style:name="T45" style:family="text">
      <style:text-properties officeooo:rsid="003bc282"/>
    </style:style>
    <style:style style:name="T46" style:family="text">
      <style:text-properties officeooo:rsid="003d067e"/>
    </style:style>
    <style:style style:name="T47" style:family="text">
      <style:text-properties officeooo:rsid="003d8bd5"/>
    </style:style>
    <style:style style:name="T48" style:family="text">
      <style:text-properties officeooo:rsid="0042fa55"/>
    </style:style>
    <style:style style:name="T49" style:family="text">
      <style:text-properties officeooo:rsid="0044b043"/>
    </style:style>
    <style:style style:name="T50" style:family="text">
      <style:text-properties fo:font-weight="bold" style:font-weight-asian="bold" style:font-weight-complex="bold"/>
    </style:style>
    <style:style style:name="T51" style:family="text">
      <style:text-properties officeooo:rsid="004a4956"/>
    </style:style>
    <style:style style:name="T52" style:family="text">
      <style:text-properties officeooo:rsid="004cd5fd"/>
    </style:style>
    <style:style style:name="T53" style:family="text">
      <style:text-properties officeooo:rsid="0010633d"/>
    </style:style>
    <style:style style:name="T54" style:family="text">
      <style:text-properties officeooo:rsid="004f9dc5"/>
    </style:style>
    <style:style style:name="T55" style:family="text">
      <style:text-properties officeooo:rsid="005c1018"/>
    </style:style>
    <style:style style:name="T56" style:family="text">
      <style:text-properties officeooo:rsid="005ca149"/>
    </style:style>
    <style:style style:name="T57" style:family="text">
      <style:text-properties officeooo:rsid="005e995c"/>
    </style:style>
    <style:style style:name="T58" style:family="text">
      <style:text-properties officeooo:rsid="005ffffc"/>
    </style:style>
    <style:style style:name="T59" style:family="text">
      <style:text-properties officeooo:rsid="00618a11"/>
    </style:style>
    <style:style style:name="T60" style:family="text">
      <style:text-properties officeooo:rsid="00632cc9"/>
    </style:style>
    <style:style style:name="T61" style:family="text">
      <style:text-properties officeooo:rsid="0064cb62"/>
    </style:style>
    <style:style style:name="T62" style:family="text">
      <style:text-properties officeooo:rsid="0065ebe9"/>
    </style:style>
    <style:style style:name="T63" style:family="text">
      <style:text-properties officeooo:rsid="00670f72"/>
    </style:style>
    <style:style style:name="T64" style:family="text">
      <style:text-properties officeooo:rsid="00676c51"/>
    </style:style>
    <style:style style:name="T65" style:family="text">
      <style:text-properties officeooo:rsid="00684901"/>
    </style:style>
    <style:style style:name="T66" style:family="text">
      <style:text-properties officeooo:rsid="006ba2cf"/>
    </style:style>
    <style:style style:name="T67" style:family="text">
      <style:text-properties officeooo:rsid="006d6d63"/>
    </style:style>
    <style:style style:name="T68" style:family="text">
      <style:text-properties officeooo:rsid="0073868a"/>
    </style:style>
    <style:style style:name="T69" style:family="text">
      <style:text-properties officeooo:rsid="00749c64"/>
    </style:style>
    <style:style style:name="T70" style:family="text">
      <style:text-properties officeooo:rsid="00756e36"/>
    </style:style>
    <style:style style:name="T71" style:family="text">
      <style:text-properties officeooo:rsid="0079f26e"/>
    </style:style>
    <style:style style:name="T72" style:family="text">
      <style:text-properties officeooo:rsid="007c282d"/>
    </style:style>
    <style:style style:name="T73" style:family="text">
      <style:text-properties officeooo:rsid="008041c5"/>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0815b37"/>
    </style:style>
    <style:style style:name="T76" style:family="text">
      <style:text-properties officeooo:rsid="0089c6d4"/>
    </style:style>
    <style:style style:name="T77" style:family="text">
      <style:text-properties officeooo:rsid="0091047a"/>
    </style:style>
    <style:style style:name="T78" style:family="text">
      <style:text-properties officeooo:rsid="00930aca"/>
    </style:style>
    <style:style style:name="T79" style:family="text">
      <style:text-properties officeooo:rsid="0093e234"/>
    </style:style>
    <style:style style:name="T80" style:family="text">
      <style:text-properties officeooo:rsid="00952adc"/>
    </style:style>
    <style:style style:name="T81" style:family="text">
      <style:text-properties officeooo:rsid="0096b281"/>
    </style:style>
    <style:style style:name="T82" style:family="text">
      <style:text-properties officeooo:rsid="0097dc3f"/>
    </style:style>
    <style:style style:name="T83" style:family="text">
      <style:text-properties officeooo:rsid="0098af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ocial Network Analysis</text:p>
      <text:p text:style-name="P1">William Cullian</text:p>
      <text:p text:style-name="P2"/>
      <text:p text:style-name="P5">Overview</text:p>
      <text:p text:style-name="P62">This project will analyze Facebook social network data using a graph data structure. <text:s/><text:span text:style-name="T51">I will analyze sub communities. </text:span>In the first part of the project I will analyze <text:span text:style-name="T1">a user’s egonet to determine the strength the user’s friend group(egonet) by the average number of connections per user. <text:s/>I will also examine the larger egonets created by going one more hop out from the user, up to 3 hops out <text:s/>In the second part of the project I will attempt to find sub communities of friends in the data and attempt to identify the most influential users in the sub communities. <text:s/>I will use DFS to find any isolated sub communities, then use BFS to find the betweenness of edges and start eliminating the edges with the highest betweenness, until I have suitably small sub communities. <text:s/>Then I will print the stats.</text:span></text:p>
      <text:p text:style-name="P2"/>
      <text:p text:style-name="P5">Data</text:p>
      <text:p text:style-name="P19">UCSD <text:span text:style-name="T44">provided f</text:span>acebook <text:span text:style-name="T44">d</text:span>ata<text:span text:style-name="T44">(File: facebook_UCSD.txt). <text:s/>This is an undirected graph containing 14947 facebook users and 886,442 friendships.</text:span></text:p>
      <text:p text:style-name="P82">For testing I will use some smaller data sets that I created.</text:p>
      <text:p text:style-name="P2"/>
      <text:p text:style-name="P5"><text:span text:style-name="T33">Easy </text:span>Question:</text:p>
      <text:p text:style-name="P7"><text:span text:style-name="T2">Find the egonet of a user and rate its strength by number of connections divided by </text:span><text:span text:style-name="T10">number of people</text:span><text:span text:style-name="T2">. <text:s/></text:span><text:span text:style-name="T10">This will give me the average number of connections per user. <text:s/>I will also c</text:span><text:span text:style-name="T5">reate larger egonets by going up to 3 hops out and compare the connectivity </text:span><text:span text:style-name="T10">average</text:span><text:span text:style-name="T5"> as t</text:span><text:span text:style-name="T10">he</text:span><text:span text:style-name="T5"> egonet grows.</text:span></text:p>
      <text:p text:style-name="P8"/>
      <text:p text:style-name="P63"><text:span text:style-name="T50">Hard Question:</text:span><text:span text:style-name="T2"> </text:span></text:p>
      <text:p text:style-name="P63"><text:span text:style-name="T3">Find sub communities in the data by removing edges that have maximum betweenness until I have a reasonable number of groups. <text:s/>Then examine the </text:span><text:span text:style-name="T22">sub</text:span><text:span text:style-name="T3">groups for users with maximum number of connections within the group. <text:s/></text:span><text:span text:style-name="T22">Then print stats for the groups including egonets with stats for the highest degree users.</text:span></text:p>
      <text:p text:style-name="P41"/>
      <text:p text:style-name="P2"/>
      <text:p text:style-name="P5">Algorithms and Data Structures:</text:p>
      <text:p text:style-name="P33">The network has been laid out as a classic graph using an adjacency list. Each individual in the graph is a vertex and an edge between vertices represents a friendship. <text:s/><text:span text:style-name="T48">Each vertex(user) has a list of edges to people he/she are friends with. <text:s/>The edges are directed, so a complete friendship consists of two edges, one from A to B and one from B to A. <text:s/>I will create an Egonet subclass to hold the egonets generated. <text:s/>It will have fields for the the center user number of the egonet as well as the depth and strength rating. For the hard question I will have to add fields to the UserNode as well as the FriendshipEdges, in order to implement </text:span><text:span text:style-name="T19">brandes algorithm </text:span><text:span text:style-name="T20">to find the centrality of betweenness.</text:span></text:p>
      <text:p text:style-name="P20"/>
      <text:p text:style-name="P23">For the easy question I will use a breadth first search to create an egonet for the user. <text:s/><text:span text:style-name="T48">I will modify BFS to use a queue of queues to separate the layers as we go out 1 hop then 2 hops, … etc. <text:s/></text:span>Then I will calculate the <text:span text:style-name="T52">average number of connections per user</text:span>. <text:span text:style-name="T33">I will do this for 1, 2, and 3 hops out and then I will print stats showing the sizes, depth, density, connectivity average and degree distribution for each.</text:span></text:p>
      <text:p text:style-name="P25"/>
      <text:p text:style-name="P25"><text:soft-page-break/>For the hard question, <text:span text:style-name="T54">first, </text:span>I will <text:span text:style-name="T54">do Depth First searches starting from the first node and keeping a list of visited nodes. <text:s/>Then I will continue DFS from all unvisited nodes, keeping a list of the sub graphs created. <text:s/>This list will be the initial isolated communities in the data set. <text:s/>Then I will go thru communities larger than 300 users and try to separate them using </text:span>breadth first search <text:span text:style-name="T53">to find shortest paths from every node to every other node and use these to compute the betweenness of the edges and use the edges with highest betweenness to split communities into groups smaller than 300. Then I will attempt to identify the leaders in the group, by the highest count adjacency lists(degree) in the group.</text:span></text:p>
      <text:p text:style-name="P65">Then I will print the group stats, for each sub community, including <text:span text:style-name="T33">sizes, depth, density, connectivity average and degree distribution for each., </text:span>as well as the <text:span text:style-name="T71">egonets of the </text:span>3 highest degree leaders in each group.</text:p>
      <text:p text:style-name="P64"/>
      <text:p text:style-name="P23"><text:span text:style-name="T74">Algorithm</text:span><text:span text:style-name="T75">s</text:span>: </text:p>
      <text:p text:style-name="P68"/>
      <text:p text:style-name="P81">Easy Question(egonets)</text:p>
      <text:p text:style-name="P26">Input: <text:tab/>Specific User (u)<text:span text:style-name="T49">, depth to go to, I will use 3</text:span></text:p>
      <text:p text:style-name="P22">Output: <text:span text:style-name="T35">A printout showing the size and <text:s/>connectivity of the DEPTH egonets of the user u and also returns a l</text:span>ist of <text:span text:style-name="T36">DEPTH egonets,</text:span> <text:span text:style-name="T34">one for each hop out.</text:span></text:p>
      <text:p text:style-name="P66"/>
      <text:p text:style-name="P49">Main method:</text:p>
      <text:p text:style-name="P49">evaluateEgonets(u, DEPTH)</text:p>
      <text:p text:style-name="P22"><text:tab/>Create a return <text:span text:style-name="T35">l</text:span>ist of <text:span text:style-name="T35">egonets</text:span> of u (<text:span text:style-name="T72">getEgonets(u, DEPTH)</text:span>) </text:p>
      <text:p text:style-name="P24"><text:tab/><text:span text:style-name="T43">print the user u the egonet is for</text:span></text:p>
      <text:p text:style-name="P24"><text:tab/>For each <text:span text:style-name="T35">egonet</text:span> x in the List: </text:p>
      <text:p text:style-name="Text_20_body"><text:tab/><text:tab/><text:span text:style-name="T35">print the egonet number(number of hops), the average number of friends per person, <text:s/><text:tab/><text:tab/>the number of vertices, the number of edges, maximum possible friendships, density <text:tab/><text:tab/>and degree distribution.</text:span></text:p>
      <text:p text:style-name="P21"><text:tab/>return the return list </text:p>
      <text:p text:style-name="P20"/>
      <text:p text:style-name="P20"/>
      <text:p text:style-name="P49">Egonet method<text:span text:style-name="T37">(variation of BFS with queue of queues to keep track of depth and no parent map):</text:span></text:p>
      <text:p text:style-name="P51">getEgonets(<text:span text:style-name="T30">u, DEPTH)</text:span></text:p>
      <text:p text:style-name="P59"><text:tab/>check if u exists in graph</text:p>
      <text:p text:style-name="P51"><text:tab/><text:span text:style-name="T38">Initialize: queueOfQueues, queue, visited hashset, list of egonets to return, depth counter to 0</text:span></text:p>
      <text:p text:style-name="P53"><text:tab/><text:span text:style-name="T39">Create queue and enque u into it end enque it into queueOfQueues</text:span></text:p>
      <text:p text:style-name="P53"><text:tab/><text:span text:style-name="T40">add u to visited</text:span></text:p>
      <text:p text:style-name="P53"><text:tab/><text:span text:style-name="T40">create empty egonet E with u as center</text:span></text:p>
      <text:p text:style-name="P53"><text:tab/><text:span text:style-name="T38">while(there is still a queue in the queueOfQueues and depth counter &lt; DEPTH)</text:span></text:p>
      <text:p text:style-name="P51"><text:tab/><text:tab/><text:span text:style-name="T38">add one to depth counter</text:span></text:p>
      <text:p text:style-name="P53"><text:tab/><text:tab/><text:span text:style-name="T38">deque queue currQueue from queueOfQueues</text:span></text:p>
      <text:p text:style-name="P54"><text:tab/><text:tab/><text:span text:style-name="T45">create nextQueue to hold next hop out nodes</text:span></text:p>
      <text:p text:style-name="P53"><text:tab/><text:tab/><text:span text:style-name="T38">while( currQueue is not empty)</text:span></text:p>
      <text:p text:style-name="P53"><text:tab/><text:tab/><text:tab/><text:span text:style-name="T40">deque curr from currQueue</text:span></text:p>
      <text:p text:style-name="P53"><text:tab/><text:tab/><text:tab/><text:span text:style-name="T40">for each of curr’s neighbors n not in visited set</text:span></text:p>
      <text:p text:style-name="P53"><text:tab/><text:tab/><text:tab/><text:tab/><text:span text:style-name="T40">add n to visited</text:span></text:p>
      <text:p text:style-name="P53"><text:soft-page-break/><text:tab/><text:tab/><text:tab/><text:tab/><text:span text:style-name="T40">enque n into nextQueue</text:span></text:p>
      <text:p text:style-name="P52"><text:tab/><text:tab/><text:tab/><text:tab/><text:span text:style-name="T40">add n to egonet</text:span></text:p>
      <text:p text:style-name="P61"><text:tab/><text:tab/><text:tab/><text:tab/> <text:s/></text:p>
      <text:p text:style-name="P52"><text:tab/><text:tab/><text:tab/><text:span text:style-name="T47">enque nextQueue to queueOfQueues</text:span></text:p>
      <text:p text:style-name="P52"><text:tab/><text:tab/><text:tab/><text:span text:style-name="T46">fill in egonet’s edges</text:span></text:p>
      <text:p text:style-name="P60"><text:tab/><text:tab/><text:tab/>set egonet depth</text:p>
      <text:p text:style-name="P52"><text:tab/><text:tab/><text:tab/><text:span text:style-name="T40">add copy of egonet to list of egonets</text:span></text:p>
      <text:p text:style-name="P50"><text:tab/><text:span text:style-name="T38">return list of egonets</text:span></text:p>
      <text:p text:style-name="P3"/>
      <text:p text:style-name="P55">Answer:</text:p>
      <text:p text:style-name="P55"/>
      <text:p text:style-name="P77">Making new maps...DONE. </text:p>
      <text:p text:style-name="P77">Loading the maps...DONE.</text:p>
      <text:p text:style-name="P77">TEST MAP 1 SOLO ---------------------</text:p>
      <text:p text:style-name="P77"/>
      <text:p text:style-name="P77">PRINT EGONETS OF 10 TO DEPTH 3 ---------------</text:p>
      <text:p text:style-name="P77"/>
      <text:p text:style-name="P77">TEST MAP 2 SPARSE ---------------------</text:p>
      <text:p text:style-name="P77"/>
      <text:p text:style-name="P77">PRINT EGONETS OF 7 TO DEPTH 3 ---------------</text:p>
      <text:p text:style-name="P77"/>
      <text:p text:style-name="P77">Egonet for user: 7</text:p>
      <text:p text:style-name="P77">Egonet depth: 1</text:p>
      <text:p text:style-name="P77">Average number of friends per person: 0.75</text:p>
      <text:p text:style-name="P77">Number of people in graph: 4</text:p>
      <text:p text:style-name="P77">Number of friendships in graph: 3</text:p>
      <text:p text:style-name="P77">Maximum possible number of friendships in graph: 6</text:p>
      <text:p text:style-name="P77">Density of graph(num edges/ max num edges): 1.0</text:p>
      <text:p text:style-name="P77">Degree Distribution:</text:p>
      <text:p text:style-name="P77">Number of users with degree 1: 3</text:p>
      <text:p text:style-name="P77">Number of users with degree 3: 1</text:p>
      <text:p text:style-name="P77"/>
      <text:p text:style-name="P77">Egonet for user: 7</text:p>
      <text:p text:style-name="P77">Egonet depth: 2</text:p>
      <text:p text:style-name="P77">Average number of friends per person: 1.1</text:p>
      <text:p text:style-name="P77">Number of people in graph: 10</text:p>
      <text:p text:style-name="P77">Number of friendships in graph: 11</text:p>
      <text:p text:style-name="P77">Maximum possible number of friendships in graph: 45</text:p>
      <text:p text:style-name="P77">Density of graph(num edges/ max num edges): 0.4888888888888889</text:p>
      <text:p text:style-name="P77">Degree Distribution:</text:p>
      <text:p text:style-name="P77">Number of users with degree 1: 2</text:p>
      <text:p text:style-name="P77">Number of users with degree 2: 4</text:p>
      <text:p text:style-name="P77">Number of users with degree 3: 4</text:p>
      <text:p text:style-name="P77"/>
      <text:p text:style-name="P77">Egonet for user: 7</text:p>
      <text:p text:style-name="P77">Egonet depth: 3</text:p>
      <text:p text:style-name="P77"><text:soft-page-break/>Average number of friends per person: 1.2142857142857142</text:p>
      <text:p text:style-name="P77">Number of people in graph: 14</text:p>
      <text:p text:style-name="P77">Number of friendships in graph: 17</text:p>
      <text:p text:style-name="P77">Maximum possible number of friendships in graph: 91</text:p>
      <text:p text:style-name="P77">Density of graph(num edges/ max num edges): 0.37362637362637363</text:p>
      <text:p text:style-name="P77">Degree Distribution:</text:p>
      <text:p text:style-name="P77">Number of users with degree 2: 8</text:p>
      <text:p text:style-name="P77">Number of users with degree 3: 6</text:p>
      <text:p text:style-name="P77"/>
      <text:p text:style-name="P77">TEST MAP 3 MEDIUM ---------------------</text:p>
      <text:p text:style-name="P77"/>
      <text:p text:style-name="P77">PRINT EGONETS OF 7 TO DEPTH 3 ---------------</text:p>
      <text:p text:style-name="P77"/>
      <text:p text:style-name="P77">Egonet for user: 7</text:p>
      <text:p text:style-name="P77">Egonet depth: 1</text:p>
      <text:p text:style-name="P77">Average number of friends per person: 1.0</text:p>
      <text:p text:style-name="P77">Number of people in graph: 5</text:p>
      <text:p text:style-name="P77">Number of friendships in graph: 5</text:p>
      <text:p text:style-name="P77">Maximum possible number of friendships in graph: 10</text:p>
      <text:p text:style-name="P77">Density of graph(num edges/ max num edges): 1.0</text:p>
      <text:p text:style-name="P77">Degree Distribution:</text:p>
      <text:p text:style-name="P77">Number of users with degree 1: 2</text:p>
      <text:p text:style-name="P77">Number of users with degree 2: 2</text:p>
      <text:p text:style-name="P77">Number of users with degree 4: 1</text:p>
      <text:p text:style-name="P77"/>
      <text:p text:style-name="P77">Egonet for user: 7</text:p>
      <text:p text:style-name="P77">Egonet depth: 2</text:p>
      <text:p text:style-name="P77">Average number of friends per person: 1.4545454545454546</text:p>
      <text:p text:style-name="P77">Number of people in graph: 11</text:p>
      <text:p text:style-name="P77">Number of friendships in graph: 16</text:p>
      <text:p text:style-name="P77">Maximum possible number of friendships in graph: 55</text:p>
      <text:p text:style-name="P77">Density of graph(num edges/ max num edges): 0.5818181818181818</text:p>
      <text:p text:style-name="P77">Degree Distribution:</text:p>
      <text:p text:style-name="P77">Number of users with degree 2: 4</text:p>
      <text:p text:style-name="P77">Number of users with degree 3: 5</text:p>
      <text:p text:style-name="P77">Number of users with degree 4: 1</text:p>
      <text:p text:style-name="P77">Number of users with degree 5: 1</text:p>
      <text:p text:style-name="P77"/>
      <text:p text:style-name="P77">Egonet for user: 7</text:p>
      <text:p text:style-name="P77">Egonet depth: 3</text:p>
      <text:p text:style-name="P77">Average number of friends per person: 1.5714285714285714</text:p>
      <text:p text:style-name="P77">Number of people in graph: 14</text:p>
      <text:p text:style-name="P77">Number of friendships in graph: 22</text:p>
      <text:p text:style-name="P77">Maximum possible number of friendships in graph: 91</text:p>
      <text:p text:style-name="P77">Density of graph(num edges/ max num edges): 0.4835164835164835</text:p>
      <text:p text:style-name="P77">Degree Distribution:</text:p>
      <text:p text:style-name="P77"><text:soft-page-break/>Number of users with degree 2: 3</text:p>
      <text:p text:style-name="P77">Number of users with degree 3: 7</text:p>
      <text:p text:style-name="P77">Number of users with degree 4: 3</text:p>
      <text:p text:style-name="P77">Number of users with degree 5: 1</text:p>
      <text:p text:style-name="P77"/>
      <text:p text:style-name="P77">TEST MAP 4 FULL ---------------------</text:p>
      <text:p text:style-name="P77"/>
      <text:p text:style-name="P77">PRINT EGONETS OF 4 TO DEPTH 3 ---------------</text:p>
      <text:p text:style-name="P77"/>
      <text:p text:style-name="P77">Egonet for user: 4</text:p>
      <text:p text:style-name="P77">Egonet depth: 1</text:p>
      <text:p text:style-name="P77">Average number of friends per person: 2.0</text:p>
      <text:p text:style-name="P77">Number of people in graph: 5</text:p>
      <text:p text:style-name="P77">Number of friendships in graph: 10</text:p>
      <text:p text:style-name="P77">Maximum possible number of friendships in graph: 10</text:p>
      <text:p text:style-name="P77">Density of graph(num edges/ max num edges): 2.0</text:p>
      <text:p text:style-name="P77">Degree Distribution:</text:p>
      <text:p text:style-name="P77">Number of users with degree 4: 5</text:p>
      <text:p text:style-name="P77"/>
      <text:p text:style-name="P77">Egonet for user: 4</text:p>
      <text:p text:style-name="P77">Egonet depth: 2</text:p>
      <text:p text:style-name="P77">Average number of friends per person: 2.0</text:p>
      <text:p text:style-name="P77">Number of people in graph: 5</text:p>
      <text:p text:style-name="P77">Number of friendships in graph: 10</text:p>
      <text:p text:style-name="P77">Maximum possible number of friendships in graph: 10</text:p>
      <text:p text:style-name="P77">Density of graph(num edges/ max num edges): 2.0</text:p>
      <text:p text:style-name="P77">Degree Distribution:</text:p>
      <text:p text:style-name="P77">Number of users with degree 4: 5</text:p>
      <text:p text:style-name="P77"/>
      <text:p text:style-name="P77">FACEBOOK UCSD DATA---------------------</text:p>
      <text:p text:style-name="P77"/>
      <text:p text:style-name="P77">PRINT EGONETS OF 94 TO DEPTH 3 ---------------</text:p>
      <text:p text:style-name="P77"/>
      <text:p text:style-name="P77">Egonet for user: 94</text:p>
      <text:p text:style-name="P77">Egonet depth: 1</text:p>
      <text:p text:style-name="P77">Average number of friends per person: 5.75</text:p>
      <text:p text:style-name="P77">Number of people in graph: 80</text:p>
      <text:p text:style-name="P77">Number of friendships in graph: 460</text:p>
      <text:p text:style-name="P77">Maximum possible number of friendships in graph: 3160</text:p>
      <text:p text:style-name="P77">Density of graph(num edges/ max num edges): 0.2911392405063291</text:p>
      <text:p text:style-name="P77">Degree Distribution:</text:p>
      <text:p text:style-name="P77">Number of users with degree 1: 3</text:p>
      <text:p text:style-name="P77">Number of users with degree 2: 2</text:p>
      <text:p text:style-name="P77">Number of users with degree 3: 7</text:p>
      <text:p text:style-name="P77">Number of users with degree 4: 5</text:p>
      <text:p text:style-name="P77">Number of users with degree 5: 6</text:p>
      <text:p text:style-name="P77"><text:soft-page-break/>Number of users with degree 6: 8</text:p>
      <text:p text:style-name="P77">Number of users with degree 7: 5</text:p>
      <text:p text:style-name="P77">Number of users with degree 8: 3</text:p>
      <text:p text:style-name="P77">Number of users with degree 9: 6</text:p>
      <text:p text:style-name="P77">Number of users with degree 10: 1</text:p>
      <text:p text:style-name="P77">Number of users with degree 11: 3</text:p>
      <text:p text:style-name="P77">Number of users with degree 12: 3</text:p>
      <text:p text:style-name="P77">Number of users with degree 13: 5</text:p>
      <text:p text:style-name="P77">Number of users with degree 14: 5</text:p>
      <text:p text:style-name="P77">Number of users with degree 15: 2</text:p>
      <text:p text:style-name="P77">Number of users with degree 16: 2</text:p>
      <text:p text:style-name="P77">Number of users with degree 17: 1</text:p>
      <text:p text:style-name="P77">Number of users with degree 18: 2</text:p>
      <text:p text:style-name="P77">Number of users with degree 22: 1</text:p>
      <text:p text:style-name="P77">Number of users with degree 25: 3</text:p>
      <text:p text:style-name="P77">Number of users with degree 26: 1</text:p>
      <text:p text:style-name="P77">Number of users with degree 28: 3</text:p>
      <text:p text:style-name="P77">Number of users with degree 32: 1</text:p>
      <text:p text:style-name="P77">Number of users with degree 34: 1</text:p>
      <text:p text:style-name="P77">Number of users with degree 79: 1</text:p>
      <text:p text:style-name="P77"/>
      <text:p text:style-name="P77">Egonet for user: 94</text:p>
      <text:p text:style-name="P77">Egonet depth: 2</text:p>
      <text:p text:style-name="P77">Average number of friends per person: 27.650602409638555</text:p>
      <text:p text:style-name="P77">Number of people in graph: 3320</text:p>
      <text:p text:style-name="P77">Number of friendships in graph: 91800</text:p>
      <text:p text:style-name="P77">Maximum possible number of friendships in graph: 5509540</text:p>
      <text:p text:style-name="P77">Density of graph(num edges/ max num edges): 0.03332401616105882</text:p>
      <text:p text:style-name="P77">Degree Distribution:</text:p>
      <text:p text:style-name="P77"/>
      <text:p text:style-name="P77">Number of users with degree 1: 6</text:p>
      <text:p text:style-name="P77">Number of users with degree 2: 12</text:p>
      <text:p text:style-name="P77">Number of users with degree 3: 15</text:p>
      <text:p text:style-name="P77">Number of users with degree 4: 12</text:p>
      <text:p text:style-name="P77"/>
      <text:p text:style-name="P79">To save space I have omitted the middle of this output</text:p>
      <text:p text:style-name="P78"/>
      <text:p text:style-name="P77">Number of users with degree 258: 1</text:p>
      <text:p text:style-name="P77">Number of users with degree 260: 1</text:p>
      <text:p text:style-name="P77">Number of users with degree 263: 1</text:p>
      <text:p text:style-name="P77">Number of users with degree 328: 1</text:p>
      <text:p text:style-name="P77">Number of users with degree 397: 1</text:p>
      <text:p text:style-name="P77">Number of users with degree 672: 1</text:p>
      <text:p text:style-name="P77"/>
      <text:p text:style-name="P77">Egonet for user: 94</text:p>
      <text:p text:style-name="P77">Egonet depth: 3</text:p>
      <text:p text:style-name="P77"><text:soft-page-break/>Average number of friends per person: 31.986387587822016</text:p>
      <text:p text:style-name="P77">Number of people in graph: 13664</text:p>
      <text:p text:style-name="P77">Number of friendships in graph: 437062</text:p>
      <text:p text:style-name="P77">Maximum possible number of friendships in graph: 93345616</text:p>
      <text:p text:style-name="P77">Density of graph(num edges/ max num edges): 0.009364381933051896</text:p>
      <text:p text:style-name="P77">Degree Distribution:</text:p>
      <text:p text:style-name="P77">Number of users with degree 1: 85</text:p>
      <text:p text:style-name="P77">Number of users with degree 2: 117</text:p>
      <text:p text:style-name="P77">Number of users with degree 3: 147</text:p>
      <text:p text:style-name="P77">Number of users with degree 4: 126</text:p>
      <text:p text:style-name="P77"/>
      <text:p text:style-name="P79">To save space I have omitted the middle of this output</text:p>
      <text:p text:style-name="P78"/>
      <text:p text:style-name="P77">Number of users with degree 409: 1</text:p>
      <text:p text:style-name="P77">Number of users with degree 413: 1</text:p>
      <text:p text:style-name="P77">Number of users with degree 414: 1</text:p>
      <text:p text:style-name="P77">Number of users with degree 421: 1</text:p>
      <text:p text:style-name="P77">Number of users with degree 424: 1</text:p>
      <text:p text:style-name="P77">Number of users with degree 427: 1</text:p>
      <text:p text:style-name="P77">Number of users with degree 431: 1</text:p>
      <text:p text:style-name="P77">Number of users with degree 435: 1</text:p>
      <text:p text:style-name="P77">Number of users with degree 486: 1</text:p>
      <text:p text:style-name="P77">Number of users with degree 488: 1</text:p>
      <text:p text:style-name="P77">Number of users with degree 555: 1</text:p>
      <text:p text:style-name="P77">Number of users with degree 567: 1</text:p>
      <text:p text:style-name="P77">Number of users with degree 586: 1</text:p>
      <text:p text:style-name="P77">Number of users with degree 801: 1</text:p>
      <text:p text:style-name="P77">Number of users with degree 1262: 1</text:p>
      <text:p text:style-name="P77">Number of users with degree 2165: 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80">Hard question(communities)</text:p>
      <text:p text:style-name="P42"/>
      <text:p text:style-name="P27">Input: <text:tab/><text:span text:style-name="T56">The graph of the community and the maximum community size for the sub-graphs.</text:span></text:p>
      <text:p text:style-name="P27">Output: <text:span text:style-name="T35">A printout showing the initial separation of the community and the stats for each group. <text:s/>Then a printout showing the same for the graph after it has been broken into smaller communities.</text:span></text:p>
      <text:p text:style-name="P67"/>
      <text:p text:style-name="P42">Main method:</text:p>
      <text:p text:style-name="P42"/>
      <text:p text:style-name="P42"><text:span text:style-name="T62">Input: a SocialNetworkGraph, </text:span>maxSize</text:p>
      <text:p text:style-name="P45">Output: Stats <text:span text:style-name="T76">on</text:span> <text:span text:style-name="T73">Graph and </text:span>on sub communities <text:span text:style-name="T73">in</text:span> Graph smaller than maxSize</text:p>
      <text:p text:style-name="P43"/>
      <text:p text:style-name="P43">analyzeCommunities(maxSize)</text:p>
      <text:p text:style-name="P69"><text:span text:style-name="T2"><text:tab/></text:span><text:span text:style-name="T25">print stats on initial Graph</text:span></text:p>
      <text:p text:style-name="P26"><text:tab/>Create a<text:span text:style-name="T55">n initial</text:span> <text:span text:style-name="T35">l</text:span>ist of <text:span text:style-name="T55">sub-graphs of isolated communities IC, that exist within the community</text:span></text:p>
      <text:p text:style-name="P26"><text:tab/><text:tab/><text:span text:style-name="T55">by calling findIsolatedCommunities() and print initial stats</text:span></text:p>
      <text:p text:style-name="P26"><text:tab/><text:span text:style-name="T68">remove all communities larger than maxSize and place in stack STACK</text:span></text:p>
      <text:p text:style-name="P90"><text:tab/><text:span text:style-name="T68">while STACK is not empty</text:span></text:p>
      <text:p text:style-name="P90"><text:tab/><text:tab/><text:span text:style-name="T73">deque S from STACK</text:span></text:p>
      <text:p text:style-name="P34"><text:tab/><text:tab/><text:span text:style-name="T56">While S is larger than maxSize</text:span></text:p>
      <text:p text:style-name="P84"><text:tab/><text:tab/><text:tab/>Use breakStrongestLink() on S to remove the edge with highest betweenness</text:p>
      <text:p text:style-name="P27"><text:tab/><text:tab/><text:tab/><text:span text:style-name="T56">call <text:s/>findIsolatedCommunities() on S</text:span></text:p>
      <text:p text:style-name="P27"><text:tab/><text:tab/><text:tab/><text:span text:style-name="T57">add any sub communities smaller than maxSize to IC</text:span></text:p>
      <text:p text:style-name="P90"><text:tab/><text:tab/><text:tab/><text:span text:style-name="T77">push the sub communities larger than maxSize back on the STACK</text:span></text:p>
      <text:p text:style-name="P28"><text:tab/><text:span text:style-name="T58">Print stats</text:span></text:p>
      <text:p text:style-name="P28"/>
      <text:p text:style-name="P70">Isolated community method:</text:p>
      <text:p text:style-name="P73"/>
      <text:p text:style-name="P73">Input: A Graph object</text:p>
      <text:p text:style-name="P73">Output: <text:s/><text:span text:style-name="T63">List of sub-graphs of GRAPH</text:span></text:p>
      <text:p text:style-name="P29"/>
      <text:p text:style-name="P86">findIsolatedCommunities(GRAPH)</text:p>
      <text:p text:style-name="P31"><text:tab/><text:span text:style-name="T38">Initialize : Create stack of all users STK, visited hashset VH, list of sub-graphs to return RET <text:tab/><text:tab/>create empty sub-graph SG</text:span></text:p>
      <text:p text:style-name="P31"><text:tab/><text:span text:style-name="T59">while there are still users in <text:s/>STK</text:span></text:p>
      <text:p text:style-name="P36"><text:tab/><text:tab/><text:span text:style-name="T68">pop user U from STK</text:span></text:p>
      <text:p text:style-name="P29"><text:tab/><text:tab/><text:span text:style-name="T59">if U is already visited skip it</text:span></text:p>
      <text:p text:style-name="P31"><text:tab/><text:tab/><text:span text:style-name="T76">else add U to visited VH</text:span></text:p>
      <text:p text:style-name="P75"><text:tab/><text:tab/>create new sub-graph SG</text:p>
      <text:p text:style-name="P31"><text:tab/><text:tab/><text:span text:style-name="T59">call DFSCapture(U, VH, SG)</text:span></text:p>
      <text:p text:style-name="P87"><text:tab/><text:tab/>put SG from DFSCapture into RET</text:p>
      <text:p text:style-name="P29"><text:tab/><text:span text:style-name="T59">return RET</text:span></text:p>
      <text:p text:style-name="P29"/>
      <text:p text:style-name="P83">Input: User, Visited list, Sub-graph</text:p>
      <text:p text:style-name="P83">Output: visited list is updated and sub graph is completed </text:p>
      <text:p text:style-name="P29"/>
      <text:p text:style-name="P71"><text:soft-page-break/>DFS<text:span text:style-name="T60">Capture</text:span>(<text:span text:style-name="T61">U, VH, SG</text:span>)</text:p>
      <text:p text:style-name="P71"><text:tab/><text:span text:style-name="T64">add U to SG</text:span></text:p>
      <text:p text:style-name="P88"><text:tab/>for each of U’s friends F not in VH</text:p>
      <text:p text:style-name="P72"><text:tab/><text:tab/><text:span text:style-name="T64">add F to VH</text:span></text:p>
      <text:p text:style-name="P72"><text:tab/><text:tab/><text:span text:style-name="T64">DFSCapture(F, VH, SG)</text:span></text:p>
      <text:p text:style-name="P72"><text:tab/><text:span text:style-name="T69">add edges to SG</text:span></text:p>
      <text:p text:style-name="P71"><text:tab/></text:p>
      <text:p text:style-name="P76">Betweenness method:</text:p>
      <text:p text:style-name="P74"/>
      <text:p text:style-name="P74">Input: A Graph object</text:p>
      <text:p text:style-name="P74">Output: <text:s/><text:span text:style-name="T65">A Graph with its strongest betweenness link removed</text:span></text:p>
      <text:p text:style-name="P32"/>
      <text:p text:style-name="P85">breakStrongestLink(GRAPH)</text:p>
      <text:p text:style-name="P30"><text:tab/><text:span text:style-name="T69">computeBetweenness(BSG)</text:span></text:p>
      <text:p text:style-name="P57"><text:tab/><text:span text:style-name="T67">removeLargestFlow(BSG)</text:span></text:p>
      <text:p text:style-name="P56"/>
      <text:p text:style-name="P91">computeBetweenness(GRAPH)</text:p>
      <text:p text:style-name="P58"><text:tab/><text:span text:style-name="T66">for all nodes S in GRAPH</text:span></text:p>
      <text:p text:style-name="P93"><text:tab/><text:tab/><text:span text:style-name="T78">reset nodes</text:span></text:p>
      <text:p text:style-name="P35"><text:tab/><text:tab/><text:span text:style-name="T69">BFS of GRAPH starting at S</text:span></text:p>
      <text:p text:style-name="P35"><text:tab/><text:tab/><text:span text:style-name="T69">compute number of shortest paths from S to each other node</text:span></text:p>
      <text:p text:style-name="P35"><text:tab/><text:tab/><text:span text:style-name="T70">trace paths back and distribute flow to the edges along the paths</text:span></text:p>
      <text:p text:style-name="P56"/>
      <text:p text:style-name="P89">removeLargestFlow(GRAPH)</text:p>
      <text:p text:style-name="P58"><text:tab/><text:span text:style-name="T67">remove edge with largest flow</text:span></text:p>
      <text:p text:style-name="P58"/>
      <text:p text:style-name="P56">Answer:</text:p>
      <text:p text:style-name="P44"/>
      <text:p text:style-name="P98">Output from facebook_1000.txt, the full facebook graph was taking too long. Big O |VE|, C'Est la Vie.</text:p>
      <text:p text:style-name="P98"/>
      <text:p text:style-name="P99"/>
      <text:p text:style-name="P99">Initial Graph:</text:p>
      <text:p text:style-name="P99">Number of people in graph: 783</text:p>
      <text:p text:style-name="P99">Number of friendships in graph: 1892</text:p>
      <text:p text:style-name="P99">Maximum possible number of friendships in graph: 306153</text:p>
      <text:p text:style-name="P99">Density of graph(num edges/ max num edges): 0.006179916577658883</text:p>
      <text:p text:style-name="P99">Degree Distribution:</text:p>
      <text:p text:style-name="P99">Number of users with degree 1: 130</text:p>
      <text:p text:style-name="P99">Number of users with degree 2: 119</text:p>
      <text:p text:style-name="P99">Number of users with degree 3: 121</text:p>
      <text:p text:style-name="P99">Number of users with degree 4: 91</text:p>
      <text:p text:style-name="P99">Number of users with degree 5: 69</text:p>
      <text:p text:style-name="P99">Number of users with degree 6: 63</text:p>
      <text:p text:style-name="P99">Number of users with degree 7: 39</text:p>
      <text:p text:style-name="P99">Number of users with degree 8: 38</text:p>
      <text:p text:style-name="P99">Number of users with degree 9: 23</text:p>
      <text:p text:style-name="P99"><text:soft-page-break/>Number of users with degree 10: 21</text:p>
      <text:p text:style-name="P99">Number of users with degree 11: 14</text:p>
      <text:p text:style-name="P99">Number of users with degree 12: 16</text:p>
      <text:p text:style-name="P99">Number of users with degree 13: 6</text:p>
      <text:p text:style-name="P99">Number of users with degree 14: 9</text:p>
      <text:p text:style-name="P99">Number of users with degree 15: 5</text:p>
      <text:p text:style-name="P99">Number of users with degree 16: 4</text:p>
      <text:p text:style-name="P99">Number of users with degree 17: 6</text:p>
      <text:p text:style-name="P99">Number of users with degree 18: 2</text:p>
      <text:p text:style-name="P99">Number of users with degree 19: 2</text:p>
      <text:p text:style-name="P99">Number of users with degree 20: 1</text:p>
      <text:p text:style-name="P99">Number of users with degree 21: 2</text:p>
      <text:p text:style-name="P99">Number of users with degree 22: 1</text:p>
      <text:p text:style-name="P99">Number of users with degree 23: 1</text:p>
      <text:p text:style-name="P99">Degree with most users: 130 users with degree 1</text:p>
      <text:p text:style-name="P99"/>
      <text:p text:style-name="P99">Initial communities:</text:p>
      <text:p text:style-name="P99"/>
      <text:p text:style-name="P99">Number of sub-communities in this graph: 1</text:p>
      <text:p text:style-name="P99"/>
      <text:p text:style-name="P99">Community #1</text:p>
      <text:p text:style-name="P99">Number of people: 783</text:p>
      <text:p text:style-name="P99">Number of friendships 1892</text:p>
      <text:p text:style-name="P99">Edge with highest flow Edge [from=823, to=371]</text:p>
      <text:p text:style-name="P99">Node with highest centrality 702</text:p>
      <text:p text:style-name="P99"/>
      <text:p text:style-name="P99">Egonets for 702 to depth 1</text:p>
      <text:p text:style-name="P99"/>
      <text:p text:style-name="P99">Egonet for user: 702</text:p>
      <text:p text:style-name="P99">Egonet depth: 1</text:p>
      <text:p text:style-name="P99">Average number of friends per person: 0.0</text:p>
      <text:p text:style-name="P99">Number of people in graph: 2</text:p>
      <text:p text:style-name="P99">Number of friendships in graph: 1</text:p>
      <text:p text:style-name="P99">Maximum possible number of friendships in graph: 1</text:p>
      <text:p text:style-name="P99">Density of graph(num edges/ max num edges): 1.0</text:p>
      <text:p text:style-name="P99">Degree Distribution:</text:p>
      <text:p text:style-name="P99">Number of users with degree 1: 2</text:p>
      <text:p text:style-name="P99">Degree with most users: 2 users with degree 1</text:p>
      <text:p text:style-name="P99"/>
      <text:p text:style-name="P99">Node with highest degree 687</text:p>
      <text:p text:style-name="P99"/>
      <text:p text:style-name="P99">Egonets for 687 to depth 1</text:p>
      <text:p text:style-name="P99"/>
      <text:p text:style-name="P99">Egonet for user: 687</text:p>
      <text:p text:style-name="P99">Egonet depth: 1</text:p>
      <text:p text:style-name="P99">Average number of friends per person: 1.0416666666666667</text:p>
      <text:p text:style-name="P99"><text:soft-page-break/>Number of people in graph: 24</text:p>
      <text:p text:style-name="P99">Number of friendships in graph: 51</text:p>
      <text:p text:style-name="P99">Maximum possible number of friendships in graph: 276</text:p>
      <text:p text:style-name="P99">Density of graph(num edges/ max num edges): 0.18478260869565216</text:p>
      <text:p text:style-name="P99">Degree Distribution:</text:p>
      <text:p text:style-name="P99">Number of users with degree 1: 4</text:p>
      <text:p text:style-name="P99">Number of users with degree 2: 6</text:p>
      <text:p text:style-name="P99">Number of users with degree 3: 4</text:p>
      <text:p text:style-name="P99">Number of users with degree 4: 2</text:p>
      <text:p text:style-name="P99">Number of users with degree 5: 4</text:p>
      <text:p text:style-name="P99">Number of users with degree 6: 1</text:p>
      <text:p text:style-name="P99">Number of users with degree 8: 1</text:p>
      <text:p text:style-name="P99">Number of users with degree 9: 1</text:p>
      <text:p text:style-name="P99">Number of users with degree 23: 1</text:p>
      <text:p text:style-name="P99">Degree with most users: 6 users with degree 2</text:p>
      <text:p text:style-name="P99"/>
      <text:p text:style-name="P99"/>
      <text:p text:style-name="P99">Final breakdown of communities smaller than 700:</text:p>
      <text:p text:style-name="P99"/>
      <text:p text:style-name="P99">Number of sub-communities in this graph: 12</text:p>
      <text:p text:style-name="P99"/>
      <text:p text:style-name="P99">Community #1</text:p>
      <text:p text:style-name="P99">Number of people: 11</text:p>
      <text:p text:style-name="P99">Number of friendships 14</text:p>
      <text:p text:style-name="P99">Edge with highest flow Edge [from=915, to=641]</text:p>
      <text:p text:style-name="P99">Node with highest centrality 297</text:p>
      <text:p text:style-name="P99"/>
      <text:p text:style-name="P99">Egonets for 297 to depth 1</text:p>
      <text:p text:style-name="P99"/>
      <text:p text:style-name="P99">Egonet for user: 297</text:p>
      <text:p text:style-name="P99">Egonet depth: 1</text:p>
      <text:p text:style-name="P99">Average number of friends per person: 0.3333333333333333</text:p>
      <text:p text:style-name="P99">Number of people in graph: 3</text:p>
      <text:p text:style-name="P99">Number of friendships in graph: 2</text:p>
      <text:p text:style-name="P99">Maximum possible number of friendships in graph: 3</text:p>
      <text:p text:style-name="P99">Density of graph(num edges/ max num edges): 0.6666666666666666</text:p>
      <text:p text:style-name="P99">Degree Distribution:</text:p>
      <text:p text:style-name="P99">Number of users with degree 1: 2</text:p>
      <text:p text:style-name="P99">Number of users with degree 2: 1</text:p>
      <text:p text:style-name="P99">Degree with most users: 2 users with degree 1</text:p>
      <text:p text:style-name="P99"/>
      <text:p text:style-name="P99">Node with highest degree 999</text:p>
      <text:p text:style-name="P99"/>
      <text:p text:style-name="P99">Egonets for 999 to depth 1</text:p>
      <text:p text:style-name="P99"/>
      <text:p text:style-name="P99">Egonet for user: 999</text:p>
      <text:p text:style-name="P99"><text:soft-page-break/>Egonet depth: 1</text:p>
      <text:p text:style-name="P99">Average number of friends per person: 0.5714285714285714</text:p>
      <text:p text:style-name="P99">Number of people in graph: 7</text:p>
      <text:p text:style-name="P99">Number of friendships in graph: 9</text:p>
      <text:p text:style-name="P99">Maximum possible number of friendships in graph: 21</text:p>
      <text:p text:style-name="P99">Density of graph(num edges/ max num edges): 0.42857142857142855</text:p>
      <text:p text:style-name="P99">Degree Distribution:</text:p>
      <text:p text:style-name="P99">Number of users with degree 1: 2</text:p>
      <text:p text:style-name="P99">Number of users with degree 2: 2</text:p>
      <text:p text:style-name="P99">Number of users with degree 3: 2</text:p>
      <text:p text:style-name="P99">Number of users with degree 6: 1</text:p>
      <text:p text:style-name="P99">Degree with most users: 2 users with degree 1</text:p>
      <text:p text:style-name="P99"/>
      <text:p text:style-name="P99">Community #2</text:p>
      <text:p text:style-name="P99">Number of people: 11</text:p>
      <text:p text:style-name="P99">Number of friendships 13</text:p>
      <text:p text:style-name="P99">Edge with highest flow Edge [from=631, to=998]</text:p>
      <text:p text:style-name="P99">Node with highest centrality 200</text:p>
      <text:p text:style-name="P99"/>
      <text:p text:style-name="P99">Egonets for 200 to depth 1</text:p>
      <text:p text:style-name="P99"/>
      <text:p text:style-name="P99">Egonet for user: 200</text:p>
      <text:p text:style-name="P99">Egonet depth: 1</text:p>
      <text:p text:style-name="P99">Average number of friends per person: 0.0</text:p>
      <text:p text:style-name="P99">Number of people in graph: 2</text:p>
      <text:p text:style-name="P99">Number of friendships in graph: 1</text:p>
      <text:p text:style-name="P99">Maximum possible number of friendships in graph: 1</text:p>
      <text:p text:style-name="P99">Density of graph(num edges/ max num edges): 1.0</text:p>
      <text:p text:style-name="P99">Degree Distribution:</text:p>
      <text:p text:style-name="P99">Number of users with degree 1: 2</text:p>
      <text:p text:style-name="P99">Degree with most users: 2 users with degree 1</text:p>
      <text:p text:style-name="P99"/>
      <text:p text:style-name="P99">Node with highest degree 998</text:p>
      <text:p text:style-name="P99"/>
      <text:p text:style-name="P99">Egonets for 998 to depth 1</text:p>
      <text:p text:style-name="P99"/>
      <text:p text:style-name="P99">Egonet for user: 998</text:p>
      <text:p text:style-name="P99">Egonet depth: 1</text:p>
      <text:p text:style-name="P99">Average number of friends per person: 0.5714285714285714</text:p>
      <text:p text:style-name="P99">Number of people in graph: 7</text:p>
      <text:p text:style-name="P99">Number of friendships in graph: 8</text:p>
      <text:p text:style-name="P99">Maximum possible number of friendships in graph: 21</text:p>
      <text:p text:style-name="P99">Density of graph(num edges/ max num edges): 0.38095238095238093</text:p>
      <text:p text:style-name="P99">Degree Distribution:</text:p>
      <text:p text:style-name="P99">Number of users with degree 1: 3</text:p>
      <text:p text:style-name="P99">Number of users with degree 2: 2</text:p>
      <text:p text:style-name="P99"><text:soft-page-break/>Number of users with degree 3: 1</text:p>
      <text:p text:style-name="P99">Number of users with degree 6: 1</text:p>
      <text:p text:style-name="P99">Degree with most users: 3 users with degree 1</text:p>
      <text:p text:style-name="P99"/>
      <text:p text:style-name="P99">Community #3</text:p>
      <text:p text:style-name="P99">Number of people: 10</text:p>
      <text:p text:style-name="P99">Number of friendships 15</text:p>
      <text:p text:style-name="P99">Edge with highest flow Edge [from=878, to=45]</text:p>
      <text:p text:style-name="P99">Node with highest centrality 419</text:p>
      <text:p text:style-name="P99"/>
      <text:p text:style-name="P99">Egonets for 419 to depth 1</text:p>
      <text:p text:style-name="P99"/>
      <text:p text:style-name="P99">Egonet for user: 419</text:p>
      <text:p text:style-name="P99">Egonet depth: 1</text:p>
      <text:p text:style-name="P99">Average number of friends per person: 0.0</text:p>
      <text:p text:style-name="P99">Number of people in graph: 2</text:p>
      <text:p text:style-name="P99">Number of friendships in graph: 1</text:p>
      <text:p text:style-name="P99">Maximum possible number of friendships in graph: 1</text:p>
      <text:p text:style-name="P99">Density of graph(num edges/ max num edges): 1.0</text:p>
      <text:p text:style-name="P99">Degree Distribution:</text:p>
      <text:p text:style-name="P99">Number of users with degree 1: 2</text:p>
      <text:p text:style-name="P99">Degree with most users: 2 users with degree 1</text:p>
      <text:p text:style-name="P99"/>
      <text:p text:style-name="P99">Node with highest degree 878</text:p>
      <text:p text:style-name="P99"/>
      <text:p text:style-name="P99">Egonets for 878 to depth 1</text:p>
      <text:p text:style-name="P99"/>
      <text:p text:style-name="P99">Egonet for user: 878</text:p>
      <text:p text:style-name="P99">Egonet depth: 1</text:p>
      <text:p text:style-name="P99">Average number of friends per person: 0.8333333333333334</text:p>
      <text:p text:style-name="P99">Number of people in graph: 6</text:p>
      <text:p text:style-name="P99">Number of friendships in graph: 11</text:p>
      <text:p text:style-name="P99">Maximum possible number of friendships in graph: 15</text:p>
      <text:p text:style-name="P99">Density of graph(num edges/ max num edges): 0.7333333333333333</text:p>
      <text:p text:style-name="P99">Degree Distribution:</text:p>
      <text:p text:style-name="P99">Number of users with degree 3: 3</text:p>
      <text:p text:style-name="P99">Number of users with degree 4: 2</text:p>
      <text:p text:style-name="P99">Number of users with degree 5: 1</text:p>
      <text:p text:style-name="P99">Degree with most users: 3 users with degree 3</text:p>
      <text:p text:style-name="P99"/>
      <text:p text:style-name="P99">Community #4</text:p>
      <text:p text:style-name="P99">Number of people: 6</text:p>
      <text:p text:style-name="P99">Number of friendships 9</text:p>
      <text:p text:style-name="P99">Edge with highest flow Edge [from=312, to=669]</text:p>
      <text:p text:style-name="P99">Node with highest centrality 669</text:p>
      <text:p text:style-name="P99"/>
      <text:p text:style-name="P99"><text:soft-page-break/>Egonets for 669 to depth 1</text:p>
      <text:p text:style-name="P99"/>
      <text:p text:style-name="P99">Egonet for user: 669</text:p>
      <text:p text:style-name="P99">Egonet depth: 1</text:p>
      <text:p text:style-name="P99">Average number of friends per person: 0.6</text:p>
      <text:p text:style-name="P99">Number of people in graph: 5</text:p>
      <text:p text:style-name="P99">Number of friendships in graph: 7</text:p>
      <text:p text:style-name="P99">Maximum possible number of friendships in graph: 10</text:p>
      <text:p text:style-name="P99">Density of graph(num edges/ max num edges): 0.7</text:p>
      <text:p text:style-name="P99">Degree Distribution:</text:p>
      <text:p text:style-name="P99">Number of users with degree 2: 2</text:p>
      <text:p text:style-name="P99">Number of users with degree 3: 2</text:p>
      <text:p text:style-name="P99">Number of users with degree 4: 1</text:p>
      <text:p text:style-name="P99">Degree with most users: 2 users with degree 2</text:p>
      <text:p text:style-name="P99"/>
      <text:p text:style-name="P99">Node with highest degree 996</text:p>
      <text:p text:style-name="P99"/>
      <text:p text:style-name="P99">Egonets for 996 to depth 1</text:p>
      <text:p text:style-name="P99"/>
      <text:p text:style-name="P99">Egonet for user: 996</text:p>
      <text:p text:style-name="P99">Egonet depth: 1</text:p>
      <text:p text:style-name="P99">Average number of friends per person: 0.6</text:p>
      <text:p text:style-name="P99">Number of people in graph: 5</text:p>
      <text:p text:style-name="P99">Number of friendships in graph: 7</text:p>
      <text:p text:style-name="P99">Maximum possible number of friendships in graph: 10</text:p>
      <text:p text:style-name="P99">Density of graph(num edges/ max num edges): 0.7</text:p>
      <text:p text:style-name="P99">Degree Distribution:</text:p>
      <text:p text:style-name="P99">Number of users with degree 2: 2</text:p>
      <text:p text:style-name="P99">Number of users with degree 3: 2</text:p>
      <text:p text:style-name="P99">Number of users with degree 4: 1</text:p>
      <text:p text:style-name="P99">Degree with most users: 2 users with degree 2</text:p>
      <text:p text:style-name="P99"/>
      <text:p text:style-name="P99">Community #5</text:p>
      <text:p text:style-name="P99">Number of people: 7</text:p>
      <text:p text:style-name="P99">Number of friendships 8</text:p>
      <text:p text:style-name="P99">Edge with highest flow Edge [from=995, to=266]</text:p>
      <text:p text:style-name="P99">Node with highest centrality 995</text:p>
      <text:p text:style-name="P99"/>
      <text:p text:style-name="P99">Egonets for 995 to depth 1</text:p>
      <text:p text:style-name="P99"/>
      <text:p text:style-name="P99">Egonet for user: 995</text:p>
      <text:p text:style-name="P99">Egonet depth: 1</text:p>
      <text:p text:style-name="P99">Average number of friends per person: 0.4</text:p>
      <text:p text:style-name="P99">Number of people in graph: 5</text:p>
      <text:p text:style-name="P99">Number of friendships in graph: 5</text:p>
      <text:p text:style-name="P99">Maximum possible number of friendships in graph: 10</text:p>
      <text:p text:style-name="P99"><text:soft-page-break/>Density of graph(num edges/ max num edges): 0.5</text:p>
      <text:p text:style-name="P99">Degree Distribution:</text:p>
      <text:p text:style-name="P99">Number of users with degree 1: 2</text:p>
      <text:p text:style-name="P99">Number of users with degree 2: 2</text:p>
      <text:p text:style-name="P99">Number of users with degree 4: 1</text:p>
      <text:p text:style-name="P99">Degree with most users: 2 users with degree 1</text:p>
      <text:p text:style-name="P99"/>
      <text:p text:style-name="P99">Node with highest degree 995</text:p>
      <text:p text:style-name="P99"/>
      <text:p text:style-name="P99">Egonets for 995 to depth 1</text:p>
      <text:p text:style-name="P99"/>
      <text:p text:style-name="P99">Egonet for user: 995</text:p>
      <text:p text:style-name="P99">Egonet depth: 1</text:p>
      <text:p text:style-name="P99">Average number of friends per person: 0.4</text:p>
      <text:p text:style-name="P99">Number of people in graph: 5</text:p>
      <text:p text:style-name="P99">Number of friendships in graph: 5</text:p>
      <text:p text:style-name="P99">Maximum possible number of friendships in graph: 10</text:p>
      <text:p text:style-name="P99">Density of graph(num edges/ max num edges): 0.5</text:p>
      <text:p text:style-name="P99">Degree Distribution:</text:p>
      <text:p text:style-name="P99">Number of users with degree 1: 2</text:p>
      <text:p text:style-name="P99">Number of users with degree 2: 2</text:p>
      <text:p text:style-name="P99">Number of users with degree 4: 1</text:p>
      <text:p text:style-name="P99">Degree with most users: 2 users with degree 1</text:p>
      <text:p text:style-name="P99"/>
      <text:p text:style-name="P99">Community #6</text:p>
      <text:p text:style-name="P99">Number of people: 5</text:p>
      <text:p text:style-name="P99">Number of friendships 4</text:p>
      <text:p text:style-name="P99">Edge with highest flow Edge [from=236, to=994]</text:p>
      <text:p text:style-name="P99">Node with highest centrality 994</text:p>
      <text:p text:style-name="P99"/>
      <text:p text:style-name="P99">Egonets for 994 to depth 1</text:p>
      <text:p text:style-name="P99"/>
      <text:p text:style-name="P99">Egonet for user: 994</text:p>
      <text:p text:style-name="P99">Egonet depth: 1</text:p>
      <text:p text:style-name="P99">Average number of friends per person: 0.25</text:p>
      <text:p text:style-name="P99">Number of people in graph: 4</text:p>
      <text:p text:style-name="P99">Number of friendships in graph: 3</text:p>
      <text:p text:style-name="P99">Maximum possible number of friendships in graph: 6</text:p>
      <text:p text:style-name="P99">Density of graph(num edges/ max num edges): 0.5</text:p>
      <text:p text:style-name="P99">Degree Distribution:</text:p>
      <text:p text:style-name="P99">Number of users with degree 1: 3</text:p>
      <text:p text:style-name="P99">Number of users with degree 3: 1</text:p>
      <text:p text:style-name="P99">Degree with most users: 3 users with degree 1</text:p>
      <text:p text:style-name="P99"/>
      <text:p text:style-name="P99">Node with highest degree 994</text:p>
      <text:p text:style-name="P99"/>
      <text:p text:style-name="P99"><text:soft-page-break/>Egonets for 994 to depth 1</text:p>
      <text:p text:style-name="P99"/>
      <text:p text:style-name="P99">Egonet for user: 994</text:p>
      <text:p text:style-name="P99">Egonet depth: 1</text:p>
      <text:p text:style-name="P99">Average number of friends per person: 0.25</text:p>
      <text:p text:style-name="P99">Number of people in graph: 4</text:p>
      <text:p text:style-name="P99">Number of friendships in graph: 3</text:p>
      <text:p text:style-name="P99">Maximum possible number of friendships in graph: 6</text:p>
      <text:p text:style-name="P99">Density of graph(num edges/ max num edges): 0.5</text:p>
      <text:p text:style-name="P99">Degree Distribution:</text:p>
      <text:p text:style-name="P99">Number of users with degree 1: 3</text:p>
      <text:p text:style-name="P99">Number of users with degree 3: 1</text:p>
      <text:p text:style-name="P99">Degree with most users: 3 users with degree 1</text:p>
      <text:p text:style-name="P99"/>
      <text:p text:style-name="P99">Community #7</text:p>
      <text:p text:style-name="P99">Number of people: 4</text:p>
      <text:p text:style-name="P99">Number of friendships 3</text:p>
      <text:p text:style-name="P99">Edge with highest flow Edge [from=993, to=391]</text:p>
      <text:p text:style-name="P99">Node with highest centrality 993</text:p>
      <text:p text:style-name="P99"/>
      <text:p text:style-name="P99">Egonets for 993 to depth 1</text:p>
      <text:p text:style-name="P99"/>
      <text:p text:style-name="P99">Egonet for user: 993</text:p>
      <text:p text:style-name="P99">Egonet depth: 1</text:p>
      <text:p text:style-name="P99">Average number of friends per person: 0.3333333333333333</text:p>
      <text:p text:style-name="P99">Number of people in graph: 3</text:p>
      <text:p text:style-name="P99">Number of friendships in graph: 2</text:p>
      <text:p text:style-name="P99">Maximum possible number of friendships in graph: 3</text:p>
      <text:p text:style-name="P99">Density of graph(num edges/ max num edges): 0.6666666666666666</text:p>
      <text:p text:style-name="P99">Degree Distribution:</text:p>
      <text:p text:style-name="P99">Number of users with degree 1: 2</text:p>
      <text:p text:style-name="P99">Number of users with degree 2: 1</text:p>
      <text:p text:style-name="P99">Degree with most users: 2 users with degree 1</text:p>
      <text:p text:style-name="P99"/>
      <text:p text:style-name="P99">Node with highest degree 993</text:p>
      <text:p text:style-name="P99"/>
      <text:p text:style-name="P99">Egonets for 993 to depth 1</text:p>
      <text:p text:style-name="P99"/>
      <text:p text:style-name="P99">Egonet for user: 993</text:p>
      <text:p text:style-name="P99">Egonet depth: 1</text:p>
      <text:p text:style-name="P99">Average number of friends per person: 0.3333333333333333</text:p>
      <text:p text:style-name="P99">Number of people in graph: 3</text:p>
      <text:p text:style-name="P99">Number of friendships in graph: 2</text:p>
      <text:p text:style-name="P99">Maximum possible number of friendships in graph: 3</text:p>
      <text:p text:style-name="P99">Density of graph(num edges/ max num edges): 0.6666666666666666</text:p>
      <text:p text:style-name="P99">Degree Distribution:</text:p>
      <text:p text:style-name="P99"><text:soft-page-break/>Number of users with degree 1: 2</text:p>
      <text:p text:style-name="P99">Number of users with degree 2: 1</text:p>
      <text:p text:style-name="P99">Degree with most users: 2 users with degree 1</text:p>
      <text:p text:style-name="P99"/>
      <text:p text:style-name="P99">Community #8</text:p>
      <text:p text:style-name="P99">Number of people: 15</text:p>
      <text:p text:style-name="P99">Number of friendships 16</text:p>
      <text:p text:style-name="P99">Edge with highest flow Edge [from=153, to=992]</text:p>
      <text:p text:style-name="P99">Node with highest centrality 777</text:p>
      <text:p text:style-name="P99"/>
      <text:p text:style-name="P99">Egonets for 777 to depth 1</text:p>
      <text:p text:style-name="P99"/>
      <text:p text:style-name="P99">Egonet for user: 777</text:p>
      <text:p text:style-name="P99">Egonet depth: 1</text:p>
      <text:p text:style-name="P99">Average number of friends per person: 0.25</text:p>
      <text:p text:style-name="P99">Number of people in graph: 4</text:p>
      <text:p text:style-name="P99">Number of friendships in graph: 3</text:p>
      <text:p text:style-name="P99">Maximum possible number of friendships in graph: 6</text:p>
      <text:p text:style-name="P99">Density of graph(num edges/ max num edges): 0.5</text:p>
      <text:p text:style-name="P99">Degree Distribution:</text:p>
      <text:p text:style-name="P99">Number of users with degree 1: 3</text:p>
      <text:p text:style-name="P99">Number of users with degree 3: 1</text:p>
      <text:p text:style-name="P99">Degree with most users: 3 users with degree 1</text:p>
      <text:p text:style-name="P99"/>
      <text:p text:style-name="P99">Node with highest degree 793</text:p>
      <text:p text:style-name="P99"/>
      <text:p text:style-name="P99">Egonets for 793 to depth 1</text:p>
      <text:p text:style-name="P99"/>
      <text:p text:style-name="P99">Egonet for user: 793</text:p>
      <text:p text:style-name="P99">Egonet depth: 1</text:p>
      <text:p text:style-name="P99">Average number of friends per person: 0.42857142857142855</text:p>
      <text:p text:style-name="P99">Number of people in graph: 7</text:p>
      <text:p text:style-name="P99">Number of friendships in graph: 6</text:p>
      <text:p text:style-name="P99">Maximum possible number of friendships in graph: 21</text:p>
      <text:p text:style-name="P99">Density of graph(num edges/ max num edges): 0.2857142857142857</text:p>
      <text:p text:style-name="P99">Degree Distribution:</text:p>
      <text:p text:style-name="P99">Number of users with degree 1: 6</text:p>
      <text:p text:style-name="P99">Number of users with degree 6: 1</text:p>
      <text:p text:style-name="P99">Degree with most users: 6 users with degree 1</text:p>
      <text:p text:style-name="P99"/>
      <text:p text:style-name="P99">Community #9</text:p>
      <text:p text:style-name="P99">Number of people: 6</text:p>
      <text:p text:style-name="P99">Number of friendships 6</text:p>
      <text:p text:style-name="P99">Edge with highest flow Edge [from=989, to=508]</text:p>
      <text:p text:style-name="P99">Node with highest centrality 360</text:p>
      <text:p text:style-name="P99"/>
      <text:p text:style-name="P99"><text:soft-page-break/>Egonets for 360 to depth 1</text:p>
      <text:p text:style-name="P99"/>
      <text:p text:style-name="P99">Egonet for user: 360</text:p>
      <text:p text:style-name="P99">Egonet depth: 1</text:p>
      <text:p text:style-name="P99">Average number of friends per person: 0.3333333333333333</text:p>
      <text:p text:style-name="P99">Number of people in graph: 3</text:p>
      <text:p text:style-name="P99">Number of friendships in graph: 2</text:p>
      <text:p text:style-name="P99">Maximum possible number of friendships in graph: 3</text:p>
      <text:p text:style-name="P99">Density of graph(num edges/ max num edges): 0.6666666666666666</text:p>
      <text:p text:style-name="P99">Degree Distribution:</text:p>
      <text:p text:style-name="P99">Number of users with degree 1: 2</text:p>
      <text:p text:style-name="P99">Number of users with degree 2: 1</text:p>
      <text:p text:style-name="P99">Degree with most users: 2 users with degree 1</text:p>
      <text:p text:style-name="P99"/>
      <text:p text:style-name="P99">Node with highest degree 989</text:p>
      <text:p text:style-name="P99"/>
      <text:p text:style-name="P99">Egonets for 989 to depth 1</text:p>
      <text:p text:style-name="P99"/>
      <text:p text:style-name="P99">Egonet for user: 989</text:p>
      <text:p text:style-name="P99">Egonet depth: 1</text:p>
      <text:p text:style-name="P99">Average number of friends per person: 0.4</text:p>
      <text:p text:style-name="P99">Number of people in graph: 5</text:p>
      <text:p text:style-name="P99">Number of friendships in graph: 5</text:p>
      <text:p text:style-name="P99">Maximum possible number of friendships in graph: 10</text:p>
      <text:p text:style-name="P99">Density of graph(num edges/ max num edges): 0.5</text:p>
      <text:p text:style-name="P99">Degree Distribution:</text:p>
      <text:p text:style-name="P99">Number of users with degree 1: 2</text:p>
      <text:p text:style-name="P99">Number of users with degree 2: 2</text:p>
      <text:p text:style-name="P99">Number of users with degree 4: 1</text:p>
      <text:p text:style-name="P99">Degree with most users: 2 users with degree 1</text:p>
      <text:p text:style-name="P99"/>
      <text:p text:style-name="P99">Community #10</text:p>
      <text:p text:style-name="P99">Number of people: 6</text:p>
      <text:p text:style-name="P99">Number of friendships 7</text:p>
      <text:p text:style-name="P99">Edge with highest flow Edge [from=91, to=555]</text:p>
      <text:p text:style-name="P99">Node with highest centrality 230</text:p>
      <text:p text:style-name="P99"/>
      <text:p text:style-name="P99">Egonets for 230 to depth 1</text:p>
      <text:p text:style-name="P99"/>
      <text:p text:style-name="P99">Egonet for user: 230</text:p>
      <text:p text:style-name="P99">Egonet depth: 1</text:p>
      <text:p text:style-name="P99">Average number of friends per person: 0.3333333333333333</text:p>
      <text:p text:style-name="P99">Number of people in graph: 3</text:p>
      <text:p text:style-name="P99">Number of friendships in graph: 3</text:p>
      <text:p text:style-name="P99">Maximum possible number of friendships in graph: 3</text:p>
      <text:p text:style-name="P99">Density of graph(num edges/ max num edges): 1.0</text:p>
      <text:p text:style-name="P99"><text:soft-page-break/>Degree Distribution:</text:p>
      <text:p text:style-name="P99">Number of users with degree 2: 3</text:p>
      <text:p text:style-name="P99">Degree with most users: 3 users with degree 2</text:p>
      <text:p text:style-name="P99"/>
      <text:p text:style-name="P99">Node with highest degree 91</text:p>
      <text:p text:style-name="P99"/>
      <text:p text:style-name="P99">Egonets for 91 to depth 1</text:p>
      <text:p text:style-name="P99"/>
      <text:p text:style-name="P99">Egonet for user: 91</text:p>
      <text:p text:style-name="P99">Egonet depth: 1</text:p>
      <text:p text:style-name="P99">Average number of friends per person: 0.6</text:p>
      <text:p text:style-name="P99">Number of people in graph: 5</text:p>
      <text:p text:style-name="P99">Number of friendships in graph: 6</text:p>
      <text:p text:style-name="P99">Maximum possible number of friendships in graph: 10</text:p>
      <text:p text:style-name="P99">Density of graph(num edges/ max num edges): 0.6</text:p>
      <text:p text:style-name="P99">Degree Distribution:</text:p>
      <text:p text:style-name="P99">Number of users with degree 1: 1</text:p>
      <text:p text:style-name="P99">Number of users with degree 2: 2</text:p>
      <text:p text:style-name="P99">Number of users with degree 3: 1</text:p>
      <text:p text:style-name="P99">Number of users with degree 4: 1</text:p>
      <text:p text:style-name="P99">Degree with most users: 2 users with degree 2</text:p>
      <text:p text:style-name="P99"/>
      <text:p text:style-name="P99">Community #11</text:p>
      <text:p text:style-name="P99">Number of people: 8</text:p>
      <text:p text:style-name="P99">Number of friendships 11</text:p>
      <text:p text:style-name="P99">Edge with highest flow Edge [from=987, to=646]</text:p>
      <text:p text:style-name="P99">Node with highest centrality 646</text:p>
      <text:p text:style-name="P99"/>
      <text:p text:style-name="P99">Egonets for 646 to depth 1</text:p>
      <text:p text:style-name="P99"/>
      <text:p text:style-name="P99">Egonet for user: 646</text:p>
      <text:p text:style-name="P99">Egonet depth: 1</text:p>
      <text:p text:style-name="P99">Average number of friends per person: 0.6</text:p>
      <text:p text:style-name="P99">Number of people in graph: 5</text:p>
      <text:p text:style-name="P99">Number of friendships in graph: 6</text:p>
      <text:p text:style-name="P99">Maximum possible number of friendships in graph: 10</text:p>
      <text:p text:style-name="P99">Density of graph(num edges/ max num edges): 0.6</text:p>
      <text:p text:style-name="P99">Degree Distribution:</text:p>
      <text:p text:style-name="P99">Number of users with degree 1: 1</text:p>
      <text:p text:style-name="P99">Number of users with degree 2: 2</text:p>
      <text:p text:style-name="P99">Number of users with degree 3: 1</text:p>
      <text:p text:style-name="P99">Number of users with degree 4: 1</text:p>
      <text:p text:style-name="P99">Degree with most users: 2 users with degree 2</text:p>
      <text:p text:style-name="P99"/>
      <text:p text:style-name="P99">Node with highest degree 987</text:p>
      <text:p text:style-name="P99"/>
      <text:p text:style-name="P99"><text:soft-page-break/>Egonets for 987 to depth 1</text:p>
      <text:p text:style-name="P99"/>
      <text:p text:style-name="P99">Egonet for user: 987</text:p>
      <text:p text:style-name="P99">Egonet depth: 1</text:p>
      <text:p text:style-name="P99">Average number of friends per person: 0.6666666666666666</text:p>
      <text:p text:style-name="P99">Number of people in graph: 6</text:p>
      <text:p text:style-name="P99">Number of friendships in graph: 9</text:p>
      <text:p text:style-name="P99">Maximum possible number of friendships in graph: 15</text:p>
      <text:p text:style-name="P99">Density of graph(num edges/ max num edges): 0.6</text:p>
      <text:p text:style-name="P99">Degree Distribution:</text:p>
      <text:p text:style-name="P99">Number of users with degree 2: 2</text:p>
      <text:p text:style-name="P99">Number of users with degree 3: 3</text:p>
      <text:p text:style-name="P99">Number of users with degree 5: 1</text:p>
      <text:p text:style-name="P99">Degree with most users: 3 users with degree 3</text:p>
      <text:p text:style-name="P99"/>
      <text:p text:style-name="P99">Community #12</text:p>
      <text:p text:style-name="P99">Number of people: 694</text:p>
      <text:p text:style-name="P99">Number of friendships 1535</text:p>
      <text:p text:style-name="P99">Edge with highest flow Edge [from=167, to=170]</text:p>
      <text:p text:style-name="P99">Node with highest centrality 167</text:p>
      <text:p text:style-name="P99"/>
      <text:p text:style-name="P99">Egonets for 167 to depth 1</text:p>
      <text:p text:style-name="P99"/>
      <text:p text:style-name="P99">Egonet for user: 167</text:p>
      <text:p text:style-name="P99">Egonet depth: 1</text:p>
      <text:p text:style-name="P99">Average number of friends per person: 0.375</text:p>
      <text:p text:style-name="P99">Number of people in graph: 8</text:p>
      <text:p text:style-name="P99">Number of friendships in graph: 7</text:p>
      <text:p text:style-name="P99">Maximum possible number of friendships in graph: 28</text:p>
      <text:p text:style-name="P99">Density of graph(num edges/ max num edges): 0.25</text:p>
      <text:p text:style-name="P99">Degree Distribution:</text:p>
      <text:p text:style-name="P99">Number of users with degree 1: 7</text:p>
      <text:p text:style-name="P99">Number of users with degree 7: 1</text:p>
      <text:p text:style-name="P99">Degree with most users: 7 users with degree 1</text:p>
      <text:p text:style-name="P99"/>
      <text:p text:style-name="P99">Node with highest degree 687</text:p>
      <text:p text:style-name="P99"/>
      <text:p text:style-name="P99">Egonets for 687 to depth 1</text:p>
      <text:p text:style-name="P99"/>
      <text:p text:style-name="P99">Egonet for user: 687</text:p>
      <text:p text:style-name="P99">Egonet depth: 1</text:p>
      <text:p text:style-name="P99">Average number of friends per person: 1.0</text:p>
      <text:p text:style-name="P99">Number of people in graph: 22</text:p>
      <text:p text:style-name="P99">Number of friendships in graph: 45</text:p>
      <text:p text:style-name="P99">Maximum possible number of friendships in graph: 231</text:p>
      <text:p text:style-name="P99">Density of graph(num edges/ max num edges): 0.19480519480519481</text:p>
      <text:p text:style-name="P99"><text:soft-page-break/>Degree Distribution:</text:p>
      <text:p text:style-name="P99">Number of users with degree 1: 4</text:p>
      <text:p text:style-name="P99">Number of users with degree 2: 6</text:p>
      <text:p text:style-name="P99">Number of users with degree 3: 4</text:p>
      <text:p text:style-name="P99">Number of users with degree 4: 1</text:p>
      <text:p text:style-name="P99">Number of users with degree 5: 3</text:p>
      <text:p text:style-name="P99">Number of users with degree 6: 1</text:p>
      <text:p text:style-name="P99">Number of users with degree 8: 2</text:p>
      <text:p text:style-name="P99">Number of users with degree 21: 1</text:p>
      <text:p text:style-name="P99">Degree with most users: 6 users with degree 2</text:p>
      <text:p text:style-name="P99"/>
      <text:p text:style-name="P44"/>
      <text:p text:style-name="P44"/>
      <text:p text:style-name="P5">Algorithm Analysis, Limitations, Risk:</text:p>
      <text:p text:style-name="P16">Easy Question:</text:p>
      <text:p text:style-name="P38">Let V be the number of friends of a given user (this could be as large as number of vertices <text:span text:style-name="T41">- 1</text:span> in the graph, <text:span text:style-name="T42">then there would be only one egonet</text:span>). </text:p>
      <text:p text:style-name="P39">The main method just loops thru DEPTH egonets and prints stats on them, that is O(1).</text:p>
      <text:p text:style-name="P39"><text:span text:style-name="T42">The egonet method </text:span>loop<text:span text:style-name="T42">s</text:span> thru each queue in a queue of queues, all t<text:span text:style-name="T42">h</text:span>e queues together will never have more that V elements, <text:span text:style-name="T42">but I will also be looping thru E edges which makes it O(|V| + |E|).</text:span></text:p>
      <text:p text:style-name="P38">Adding a egonet to the return list is also O(1) because I use a LinkedList for my return list. </text:p>
      <text:p text:style-name="P37"/>
      <text:p text:style-name="P16">Hard Question:</text:p>
      <text:p text:style-name="P12"><text:span text:style-name="T11">First I will have to check for disjointed sets to find communities that are already separated. <text:s/></text:span><text:span text:style-name="T15">I can use a variation of DFS </text:span><text:span text:style-name="T16">similar to </text:span><text:span text:style-name="T11">Strongly Connected Components algorithm </text:span><text:span text:style-name="T15">for this. <text:s/></text:span><text:span text:style-name="T16">I don’t think I will need to do more than one search per connected group to accomplish this, which eliminates the transpose and the </text:span><text:span text:style-name="T21">second</text:span><text:span text:style-name="T16"> search. <text:s/></text:span><text:span text:style-name="T15">That will be O of |V| + |E|.</text:span><text:span text:style-name="T11"> <text:s/></text:span></text:p>
      <text:p text:style-name="P46">Then, I am attempting to use brandes algorithm to find the betweenness of the edges to aid in separating communities. <text:s/>This is Big O of |VE|. <text:s/>Unfortunately this will take a while to run on my large data set.</text:p>
      <text:p text:style-name="P10"><text:span text:style-name="T11">Every time I eliminate an edge I will need to check the community for disjointed sets</text:span><text:span text:style-name="T12">(separate sub communities)</text:span><text:span text:style-name="T11"> again. <text:s/></text:span><text:span text:style-name="T16">This is V + E again, the V’s and E’s of the sub communities will add up to the whole at worst.</text:span></text:p>
      <text:p text:style-name="P11"><text:span text:style-name="T13">This is all linear time big O of V + E, </text:span><text:span text:style-name="T16">except the betweenness algorithm, which is V</text:span><text:span text:style-name="T21">E</text:span><text:span text:style-name="T11">. <text:s/></text:span><text:span text:style-name="T16">So, overall it is running in big O of V</text:span><text:span text:style-name="T21">E</text:span><text:span text:style-name="T16">.</text:span><text:span text:style-name="T14"> <text:s/></text:span><text:span text:style-name="T4">The data set has </text:span><text:span text:style-name="T17">14947 facebook users and 886,442 friendships</text:span><text:span text:style-name="T4">, so it may take a while to run, but I think it will work.</text:span></text:p>
      <text:p text:style-name="P96">The hard question takes some time to run, but my computer is old and slow. <text:s/>I think it could still be optimized to run faster, but I am out of time.</text:p>
      <text:p text:style-name="P96"/>
      <text:p text:style-name="P9"><text:span text:style-name="Strong_20_Emphasis"><text:span text:style-name="T31">Correctness verification (i.e. testing):</text:span></text:span></text:p>
      <text:p text:style-name="P13"><text:span text:style-name="T4">I created </text:span><text:span text:style-name="T6">four</text:span><text:span text:style-name="T4"> small data sets. The first was a small network I’d used to develop the algorithm. The second was still small but very sparse, to see if all edges got caught. </text:span><text:span text:style-name="T6">The third was small but completely connected to test for only one egonet. <text:s/></text:span><text:span text:style-name="T4">The </text:span><text:span text:style-name="T6">fourth</text:span><text:span text:style-name="T4"> was just a single vertex to test a corner case. <text:s/></text:span><text:span text:style-name="T8">I calculated the stats on paper and my first test didn’t come out right, forcing me to make some corrections in the counting mechanism for adding edges. <text:s/>The single case also forced me to make a a </text:span><text:soft-page-break/><text:span text:style-name="T8">correction. <text:s/>After that the stats added up and all cases worked. <text:s/>I tried it on the large data set and it didn’t crash. <text:s/>Viola!</text:span></text:p>
      <text:p text:style-name="P47">For the hard question I added two new testmaps, one with isolated groups, one with isolated individuals. <text:s/>This is to test to make sure I find all isolated groups and people. <text:s/><text:span text:style-name="T83">I also made a small one and calculated edge flow and betweenness centrality by hand to verify my results.</text:span></text:p>
      <text:p text:style-name="P40"/>
      <text:p text:style-name="P9"><text:span text:style-name="Strong_20_Emphasis"><text:span text:style-name="T31">Reflection</text:span></text:span><text:span text:style-name="T32">:</text:span><text:span text:style-name="T4"> </text:span></text:p>
      <text:p text:style-name="P14"><text:span text:style-name="T4">A</text:span><text:span text:style-name="T2">fter starting I soon realized that I forgot a few things in my algorithm. <text:s/>I reexamined some test cases on paper and rewrote my algorithm to solve problems with the queue of queues. <text:s/>I also realized that I could have made it easier and more efficient by eliminating the edge class and just using a hashset for the edges. <text:s/></text:span><text:span text:style-name="T7">I decided to leave it the way it was in case I need the edge class on the harder question. <text:s/></text:span><text:span text:style-name="T9">I did optimize by making the linked list in UserNode into a hashset. <text:s/>I also added compareTo methods to make comparisons easier. <text:s/></text:span><text:span text:style-name="T28">I ended up using the edge class on the hard question to store shortest path pairs and in a hashmap for edge flow values that can be looked up by edge.</text:span></text:p>
      <text:p text:style-name="P15"><text:span text:style-name="T9">I </text:span><text:span text:style-name="T2">also forgot that I could extend the SocialNetworkGraph class for the Egonet class. <text:s/>I created seperate classes. <text:s/>I changed that and now Egonet extends SocialNetworkGraph. <text:s/></text:span><text:span text:style-name="T28">I then did the same thing for the hard question and created the CentralityGraph class.</text:span></text:p>
      <text:p text:style-name="P48">I originally was generating a inter connectivity rating for the egonets by dividing the number of edges by the maximum number of edges. <text:s/>After further reflection I decided this was not good since the denominator was increasing exponentially as the number of people increased. <text:s/>I decided to create an inner connectivity average. <text:s/>This is the average number of connections per user in the egonet. <text:s/><text:span text:style-name="T80">Later I found out that my so called inter connectivity rating was actually called graph density and decided to include it in my stats.</text:span></text:p>
      <text:p text:style-name="P17"><text:span text:style-name="T2">After studying brandes algorithm I realized that by adding fields to the UserNode I could tell how many hops out I was just by the distance of the node from the start, <text:s/></text:span><text:span text:style-name="T18">this may have been better than the queue of queues </text:span><text:span text:style-name="T29">I used in the egonet</text:span><text:span text:style-name="T18">, but I put too much work in on those to change them now.</text:span></text:p>
      <text:p text:style-name="P18"><text:span text:style-name="T18">A</text:span><text:span text:style-name="T2">fter all the web surfing for </text:span><text:span text:style-name="T19">brandes algorithm </text:span><text:span text:style-name="T2">I also learned about some new stats to print for my graphs. <text:s/>Graph Density and Graph Degree Distribution. <text:s/>Both good representations of how connected a graph is.</text:span></text:p>
      <text:p text:style-name="P100"><text:span text:style-name="T2">I skipped ahead </text:span><text:span text:style-name="T23">to Leo Porter’s video </text:span><text:span text:style-name="T24">for data presentation </text:span><text:span text:style-name="T26">and got the idea for creating a data class to hold the data for the algorithms. <text:s/></text:span><text:span text:style-name="T29">I ended up creating a lot of different data classes and sub-classes for graphs, nodes and edges. <text:s/>I ended up with more than 20 and got very confused with all the polymorphism and inheritance.</text:span><text:span text:style-name="T26"> <text:s/></text:span><text:span text:style-name="T27">I didn’t really like it as well, it made it harder to see what fields the class had and add</text:span><text:span text:style-name="T29">ing</text:span><text:span text:style-name="T27"> classes making things more complicated. <text:s/>I </text:span><text:span text:style-name="T29">consolidated</text:span><text:span text:style-name="T27"> them </text:span><text:span text:style-name="T29">and have only 7 classes and 2 interfaces now.</text:span></text:p>
      <text:p text:style-name="P101"><text:span text:style-name="T29">When printing</text:span><text:span text:style-name="T2"> </text:span><text:span text:style-name="T29">the </text:span><text:span text:style-name="T2">hashmap for the degree distribution, </text:span><text:span text:style-name="T29">it was not coming out in order, thats when I discovered treemap, a sorted hashmap. <text:s/>It</text:span><text:span text:style-name="T2"> sacrific</text:span><text:span text:style-name="T29">es </text:span><text:span text:style-name="T2">some speed so it would print out in order.</text:span></text:p>
      <text:p text:style-name="P94">I just did things the way I did, because I never built anything from scratch before. <text:s/>There are still thing<text:span text:style-name="T82">s</text:span> that can be optimized, but I just wanted something that worked first. <text:s/><text:span text:style-name="T81">I would like to make it more robust by adding exception handling and would like to get some practice making junit tests for it.</text:span></text:p>
      <text:p text:style-name="P95"/>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ans" svg:font-family="OpenSans, Arial, sans-serif"/>
    <style:font-face style:name="arial" svg:font-family="arial, sans-serif-light, sans-serif"/>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2:02:56.629000000</meta:creation-date>
    <dc:date>2017-12-10T22:46:52.084000000</dc:date>
    <meta:editing-duration>P6DT5H55M47S</meta:editing-duration>
    <meta:editing-cycles>52</meta:editing-cycles>
    <meta:generator>LibreOffice/5.3.1.2$Windows_X86_64 LibreOffice_project/e80a0e0fd1875e1696614d24c32df0f95f03deb2</meta:generator>
    <meta:print-date>2017-12-04T12:53:51.581000000</meta:print-date>
    <meta:document-statistic meta:table-count="0" meta:image-count="0" meta:object-count="0" meta:page-count="22" meta:paragraph-count="757" meta:word-count="6072" meta:character-count="33856" meta:non-whitespace-character-count="28338"/>
  </office:meta>
</office:document-meta>
</file>